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93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6.024cm"/>
    </style:style>
    <style:style style:name="co7" style:family="table-column">
      <style:table-column-properties fo:break-before="auto" style:column-width="4.57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08cm"/>
    </style:style>
    <style:style style:name="co10" style:family="table-column">
      <style:table-column-properties fo:break-before="auto" style:column-width="2.245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574cm"/>
    </style:style>
    <style:style style:name="co13" style:family="table-column">
      <style:table-column-properties fo:break-before="auto" style:column-width="3.9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table:table-column table:style-name="co1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4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5" table:number-columns-repeated="248" table:default-cell-style-name="Gnumeric-default"/>
        <table:table-row table:style-name="ro1">
          <table:table-cell office:value-type="string">
            <text:p>scandal</text:p>
          </table:table-cell>
          <table:table-cell office:value-type="string">
            <text:p>voltage reading</text:p>
          </table:table-cell>
          <table:table-cell office:value-type="string">
            <text:p>current reading</text:p>
          </table:table-cell>
          <table:table-cell office:value-type="string">
            <text:p>resistance</text:p>
          </table:table-cell>
          <table:table-cell/>
          <table:table-cell table:style-name="Default" office:value-type="string">
            <text:p>Current integrator 2, PGA ON</text:p>
          </table:table-cell>
          <table:table-cell table:number-columns-repeated="250"/>
        </table:table-row>
        <table:table-row table:style-name="ro1">
          <table:table-cell office:value-type="float" office:value="-937">
            <text:p>-937</text:p>
          </table:table-cell>
          <table:table-cell office:value-type="float" office:value="0.9">
            <text:p>0.9</text:p>
          </table:table-cell>
          <table:table-cell office:value-type="float" office:value="2.6">
            <text:p>2.6</text:p>
          </table:table-cell>
          <table:table-cell table:formula="of:=[.B2]/[.C2]" office:value-type="float" office:value="0.346153846153846">
            <text:p>0.3461538461538</text:p>
          </table:table-cell>
          <table:table-cell/>
          <table:table-cell table:style-name="Default" office:value-type="string">
            <text:p>Temperature ~20degrees C</text:p>
          </table:table-cell>
          <table:table-cell table:number-columns-repeated="250"/>
        </table:table-row>
        <table:table-row table:style-name="ro1">
          <table:table-cell office:value-type="float" office:value="-847">
            <text:p>-847</text:p>
          </table:table-cell>
          <table:table-cell office:value-type="float" office:value="102.8">
            <text:p>102.8</text:p>
          </table:table-cell>
          <table:table-cell office:value-type="float" office:value="252.5">
            <text:p>252.5</text:p>
          </table:table-cell>
          <table:table-cell table:formula="of:=[.B3]/[.C3]" office:value-type="float" office:value="0.407128712871287">
            <text:p>0.4071287128713</text:p>
          </table:table-cell>
          <table:table-cell/>
          <table:table-cell office:value-type="string">
            <text:p>Resistance</text:p>
          </table:table-cell>
          <table:table-cell table:number-columns-repeated="250"/>
        </table:table-row>
        <table:table-row table:style-name="ro1">
          <table:table-cell office:value-type="float" office:value="-644">
            <text:p>-644</text:p>
          </table:table-cell>
          <table:table-cell office:value-type="float" office:value="337.5">
            <text:p>337.5</text:p>
          </table:table-cell>
          <table:table-cell office:value-type="float" office:value="828">
            <text:p>828</text:p>
          </table:table-cell>
          <table:table-cell table:formula="of:=[.B4]/[.C4]" office:value-type="float" office:value="0.407608695652174">
            <text:p>0.4076086956522</text:p>
          </table:table-cell>
          <table:table-cell/>
          <table:table-cell table:formula="of:=AVERAGE([.D5:.D14])" office:value-type="float" office:value="0.407800708521979">
            <text:p>0.4078007085220</text:p>
          </table:table-cell>
          <table:table-cell table:number-columns-repeated="250"/>
        </table:table-row>
        <table:table-row table:style-name="ro1">
          <table:table-cell office:value-type="float" office:value="-516">
            <text:p>-516</text:p>
          </table:table-cell>
          <table:table-cell office:value-type="float" office:value="485.1">
            <text:p>485.1</text:p>
          </table:table-cell>
          <table:table-cell office:value-type="float" office:value="1189.8">
            <text:p>1189.8</text:p>
          </table:table-cell>
          <table:table-cell table:formula="of:=[.B5]/[.C5]" office:value-type="float" office:value="0.407715582450832">
            <text:p>0.4077155824508</text:p>
          </table:table-cell>
          <table:table-cell>
            <draw:frame table:end-cell-address="Sheet1.K21" table:end-x="1.382cm" table:end-y="0.054cm" draw:z-index="0" draw:style-name="gr1" svg:width="19.665cm" svg:height="6.987cm" svg:x="0.735cm" svg:y="0.265cm">
              <draw:object draw:notify-on-update-of-ranges="Sheet1.A2:Sheet1.A22 Sheet1.B1:Sheet1.B1 Sheet1.C2:Sheet1.C22 Sheet1.A2:Sheet1.A39 Sheet1.C2:Sheet1.C39 Sheet1.A24:Sheet1.A39 Sheet1.C24:Sheet1.C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office:value-type="float" office:value="-238">
            <text:p>-238</text:p>
          </table:table-cell>
          <table:table-cell office:value-type="float" office:value="811.5">
            <text:p>811.5</text:p>
          </table:table-cell>
          <table:table-cell office:value-type="float" office:value="1990">
            <text:p>1990</text:p>
          </table:table-cell>
          <table:table-cell table:formula="of:=[.B6]/[.C6]" office:value-type="float" office:value="0.407788944723618">
            <text:p>0.4077889447236</text:p>
          </table:table-cell>
          <table:table-cell table:number-columns-repeated="25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14.5">
            <text:p>1214.5</text:p>
          </table:table-cell>
          <table:table-cell office:value-type="float" office:value="2978">
            <text:p>2978</text:p>
          </table:table-cell>
          <table:table-cell table:formula="of:=[.B7]/[.C7]" office:value-type="float" office:value="0.407824042981867">
            <text:p>0.4078240429819</text:p>
          </table:table-cell>
          <table:table-cell table:number-columns-repeated="252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663.3">
            <text:p>1663.3</text:p>
          </table:table-cell>
          <table:table-cell office:value-type="float" office:value="4078.1">
            <text:p>4078.1</text:p>
          </table:table-cell>
          <table:table-cell table:formula="of:=[.B8]/[.C8]" office:value-type="float" office:value="0.407861504131826">
            <text:p>0.4078615041318</text:p>
          </table:table-cell>
          <table:table-cell table:number-columns-repeated="252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2086.4">
            <text:p>2086.4</text:p>
          </table:table-cell>
          <table:table-cell office:value-type="float" office:value="5115">
            <text:p>5115</text:p>
          </table:table-cell>
          <table:table-cell table:formula="of:=[.B9]/[.C9]" office:value-type="float" office:value="0.407898338220919">
            <text:p>0.4078983382209</text:p>
          </table:table-cell>
          <table:table-cell table:number-columns-repeated="252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2453.2">
            <text:p>2453.2</text:p>
          </table:table-cell>
          <table:table-cell office:value-type="float" office:value="6015">
            <text:p>6015</text:p>
          </table:table-cell>
          <table:table-cell table:formula="of:=[.B10]/[.C10]" office:value-type="float" office:value="0.407847049044057">
            <text:p>0.4078470490441</text:p>
          </table:table-cell>
          <table:table-cell table:number-columns-repeated="252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2861">
            <text:p>2861</text:p>
          </table:table-cell>
          <table:table-cell office:value-type="float" office:value="7017">
            <text:p>7017</text:p>
          </table:table-cell>
          <table:table-cell table:formula="of:=[.B11]/[.C11]" office:value-type="float" office:value="0.407724098617643">
            <text:p>0.4077240986176</text:p>
          </table:table-cell>
          <table:table-cell table:number-columns-repeated="252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3270">
            <text:p>3270</text:p>
          </table:table-cell>
          <table:table-cell office:value-type="float" office:value="8018">
            <text:p>8018</text:p>
          </table:table-cell>
          <table:table-cell table:formula="of:=[.B12]/[.C12]" office:value-type="float" office:value="0.407832377151409">
            <text:p>0.4078323771514</text:p>
          </table:table-cell>
          <table:table-cell table:number-columns-repeated="252"/>
        </table:table-row>
        <table:table-row table:style-name="ro1">
          <table:table-cell office:value-type="float" office:value="2232">
            <text:p>2232</text:p>
          </table:table-cell>
          <table:table-cell office:value-type="float" office:value="3692">
            <text:p>3692</text:p>
          </table:table-cell>
          <table:table-cell office:value-type="float" office:value="9055">
            <text:p>9055</text:p>
          </table:table-cell>
          <table:table-cell table:formula="of:=[.B13]/[.C13]" office:value-type="float" office:value="0.407730535615682">
            <text:p>0.4077305356157</text:p>
          </table:table-cell>
          <table:table-cell table:number-columns-repeated="252"/>
        </table:table-row>
        <table:table-row table:style-name="ro1">
          <table:table-cell office:value-type="float" office:value="2533">
            <text:p>2533</text:p>
          </table:table-cell>
          <table:table-cell office:value-type="float" office:value="4044">
            <text:p>4044</text:p>
          </table:table-cell>
          <table:table-cell office:value-type="float" office:value="9917">
            <text:p>9917</text:p>
          </table:table-cell>
          <table:table-cell table:formula="of:=[.B14]/[.C14]" office:value-type="float" office:value="0.40778461228194">
            <text:p>0.4077846122819</text:p>
          </table:table-cell>
          <table:table-cell table:number-columns-repeated="252"/>
        </table:table-row>
        <table:table-row table:style-name="ro1">
          <table:table-cell office:value-type="float" office:value="4108">
            <text:p>4108</text:p>
          </table:table-cell>
          <table:table-cell office:value-type="float" office:value="5893">
            <text:p>5893</text:p>
          </table:table-cell>
          <table:table-cell table:formula="of:=[.B15]/[.$F$4]" office:value-type="float" office:value="14450.6860259228">
            <text:p>14450.6860259228</text:p>
          </table:table-cell>
          <table:table-cell table:formula="of:=[.B15]/[.C15]" office:value-type="float" office:value="0.407800708521979">
            <text:p>0.4078007085220</text:p>
          </table:table-cell>
          <table:table-cell table:number-columns-repeated="252"/>
        </table:table-row>
        <table:table-row table:style-name="ro1">
          <table:table-cell office:value-type="float" office:value="6036">
            <text:p>6036</text:p>
          </table:table-cell>
          <table:table-cell office:value-type="float" office:value="8157">
            <text:p>8157</text:p>
          </table:table-cell>
          <table:table-cell table:formula="of:=[.B16]/[.$F$4]" office:value-type="float" office:value="20002.4174297391">
            <text:p>20002.4174297391</text:p>
          </table:table-cell>
          <table:table-cell table:number-columns-repeated="253"/>
        </table:table-row>
        <table:table-row table:style-name="ro1">
          <table:table-cell office:value-type="float" office:value="7777">
            <text:p>7777</text:p>
          </table:table-cell>
          <table:table-cell office:value-type="float" office:value="10210">
            <text:p>10210</text:p>
          </table:table-cell>
          <table:table-cell table:formula="of:=[.B17]/[.$F$4]" office:value-type="float" office:value="25036.739237175">
            <text:p>25036.739237175</text:p>
          </table:table-cell>
          <table:table-cell table:number-columns-repeated="253"/>
        </table:table-row>
        <table:table-row table:style-name="ro1">
          <table:table-cell office:value-type="float" office:value="9498">
            <text:p>9498</text:p>
          </table:table-cell>
          <table:table-cell office:value-type="float" office:value="12237">
            <text:p>12237</text:p>
          </table:table-cell>
          <table:table-cell table:formula="of:=[.B18]/[.$F$4]" office:value-type="float" office:value="30007.3044118815">
            <text:p>30007.3044118815</text:p>
          </table:table-cell>
          <table:table-cell table:number-columns-repeated="253"/>
        </table:table-row>
        <table:table-row table:style-name="ro1">
          <table:table-cell office:value-type="float" office:value="11266">
            <text:p>11266</text:p>
          </table:table-cell>
          <table:table-cell office:value-type="float" office:value="14313">
            <text:p>14313</text:p>
          </table:table-cell>
          <table:table-cell table:formula="of:=[.B19]/[.$F$4]" office:value-type="float" office:value="35098.026317501">
            <text:p>35098.026317501</text:p>
          </table:table-cell>
          <table:table-cell table:number-columns-repeated="253"/>
        </table:table-row>
        <table:table-row table:style-name="ro1">
          <table:table-cell office:value-type="float" office:value="13295">
            <text:p>13295</text:p>
          </table:table-cell>
          <table:table-cell office:value-type="float" office:value="16720">
            <text:p>16720</text:p>
          </table:table-cell>
          <table:table-cell table:formula="of:=[.B20]/[.$F$4]" office:value-type="float" office:value="41000.4192013287">
            <text:p>41000.4192013287</text:p>
          </table:table-cell>
          <table:table-cell table:number-columns-repeated="253"/>
        </table:table-row>
        <table:table-row table:style-name="ro1">
          <table:table-cell office:value-type="float" office:value="14808">
            <text:p>14808</text:p>
          </table:table-cell>
          <table:table-cell office:value-type="float" office:value="18522">
            <text:p>18522</text:p>
          </table:table-cell>
          <table:table-cell table:formula="of:=[.B21]/[.$F$4]" office:value-type="float" office:value="45419.2442851082">
            <text:p>45419.2442851082</text:p>
          </table:table-cell>
          <table:table-cell/>
          <table:table-cell table:style-name="Default"/>
          <table:table-cell office:value-type="string">
            <text:p>pos</text:p>
          </table:table-cell>
          <table:table-cell office:value-type="string">
            <text:p>M = </text:p>
          </table:table-cell>
          <table:table-cell table:formula="of:=2.8845507405832*1048576" office:value-type="float" office:value="3024670.67735777">
            <text:p>3024670.67735777</text:p>
          </table:table-cell>
          <table:table-cell table:number-columns-repeated="248"/>
        </table:table-row>
        <table:table-row table:style-name="ro1">
          <table:table-cell office:value-type="float" office:value="16319">
            <text:p>16319</text:p>
          </table:table-cell>
          <table:table-cell office:value-type="float" office:value="20306">
            <text:p>20306</text:p>
          </table:table-cell>
          <table:table-cell table:formula="of:=[.B22]/[.$F$4]" office:value-type="float" office:value="49793.9301616136">
            <text:p>49793.9301616136</text:p>
          </table:table-cell>
          <table:table-cell/>
          <table:table-cell table:style-name="Default"/>
          <table:table-cell/>
          <table:table-cell office:value-type="string">
            <text:p>B =</text:p>
          </table:table-cell>
          <table:table-cell table:formula="of:=2646.44949208687*1024" office:value-type="float" office:value="2709964.27989696">
            <text:p>2709964.27989696</text:p>
          </table:table-cell>
          <table:table-cell table:number-columns-repeated="248"/>
        </table:table-row>
        <table:table-row table:style-name="ro1">
          <table:table-cell/>
          <table:table-cell/>
          <table:table-cell table:formula="of:=[.B23]/[.$F$4]" office:value-type="float" office:value="0">
            <text:p>0</text:p>
          </table:table-cell>
          <table:table-cell table:number-columns-repeated="2"/>
          <table:table-cell office:value-type="string">
            <text:p>neg</text:p>
          </table:table-cell>
          <table:table-cell office:value-type="string">
            <text:p>M =</text:p>
          </table:table-cell>
          <table:table-cell table:number-columns-repeated="249"/>
        </table:table-row>
        <table:table-row table:style-name="ro1">
          <table:table-cell office:value-type="float" office:value="-18364">
            <text:p>-18364</text:p>
          </table:table-cell>
          <table:table-cell office:value-type="float" office:value="-20545">
            <text:p>-20545</text:p>
          </table:table-cell>
          <table:table-cell table:formula="of:=[.B24]/[.$F$4]" office:value-type="float" office:value="-50380.0007470872">
            <text:p>-50380.0007470872</text:p>
          </table:table-cell>
          <table:table-cell table:formula="of:=[.B24]/[.C24]" office:value-type="float" office:value="0.407800708521979">
            <text:p>0.4078007085220</text:p>
          </table:table-cell>
          <table:table-cell table:number-columns-repeated="2"/>
          <table:table-cell office:value-type="string">
            <text:p>B =</text:p>
          </table:table-cell>
          <table:table-cell table:number-columns-repeated="249"/>
        </table:table-row>
        <table:table-row table:style-name="ro1">
          <table:table-cell office:value-type="float" office:value="-16669">
            <text:p>-16669</text:p>
          </table:table-cell>
          <table:table-cell office:value-type="float" office:value="-18543">
            <text:p>-18543</text:p>
          </table:table-cell>
          <table:table-cell table:formula="of:=[.B25]/[.$F$4]" office:value-type="float" office:value="-45470.7400269281">
            <text:p>-45470.7400269281</text:p>
          </table:table-cell>
          <table:table-cell table:formula="of:=[.B25]/[.C25]" office:value-type="float" office:value="0.407800708521979">
            <text:p>0.4078007085220</text:p>
          </table:table-cell>
          <table:table-cell/>
          <table:table-cell office:value-type="string">
            <text:p>together</text:p>
          </table:table-cell>
          <table:table-cell office:value-type="string">
            <text:p>M = </text:p>
          </table:table-cell>
          <table:table-cell table:formula="of:=2.8858466908073*1048576" office:value-type="float" office:value="3026029.57965996">
            <text:p>3026029.57965996</text:p>
          </table:table-cell>
          <table:table-cell table:number-columns-repeated="248"/>
        </table:table-row>
        <table:table-row table:style-name="ro1">
          <table:table-cell office:value-type="float" office:value="-14814">
            <text:p>-14814</text:p>
          </table:table-cell>
          <table:table-cell office:value-type="float" office:value="-16352">
            <text:p>-16352</text:p>
          </table:table-cell>
          <table:table-cell table:formula="of:=[.B26]/[.$F$4]" office:value-type="float" office:value="-40098.0176303903">
            <text:p>-40098.0176303903</text:p>
          </table:table-cell>
          <table:table-cell table:formula="of:=[.B26]/[.C26]" office:value-type="float" office:value="0.407800708521979">
            <text:p>0.4078007085220</text:p>
          </table:table-cell>
          <table:table-cell table:number-columns-repeated="2"/>
          <table:table-cell office:value-type="string">
            <text:p>B =</text:p>
          </table:table-cell>
          <table:table-cell table:formula="of:=2648.2684*1024" office:value-type="float" office:value="2711826.8416">
            <text:p>2711826.8416</text:p>
          </table:table-cell>
          <table:table-cell table:number-columns-repeated="248"/>
        </table:table-row>
        <table:table-row table:style-name="ro1">
          <table:table-cell office:value-type="float" office:value="-13094">
            <text:p>-13094</text:p>
          </table:table-cell>
          <table:table-cell office:value-type="float" office:value="-14324">
            <text:p>-14324</text:p>
          </table:table-cell>
          <table:table-cell table:formula="of:=[.B27]/[.$F$4]" office:value-type="float" office:value="-35125.0002775019">
            <text:p>-35125.0002775019</text:p>
          </table:table-cell>
          <table:table-cell table:formula="of:=[.B27]/[.C27]" office:value-type="float" office:value="0.407800708521979">
            <text:p>0.4078007085220</text:p>
          </table:table-cell>
          <table:table-cell table:number-columns-repeated="2"/>
          <table:table-cell office:value-type="string">
            <text:p>compensated b (+18)</text:p>
          </table:table-cell>
          <table:table-cell table:formula="of:=[.H26]+18*1024" office:value-type="float" office:value="2730258.8416">
            <text:p>2730258.8416</text:p>
          </table:table-cell>
          <table:table-cell table:number-columns-repeated="248"/>
        </table:table-row>
        <table:table-row table:style-name="ro1">
          <table:table-cell office:value-type="float" office:value="-11280">
            <text:p>-11280</text:p>
          </table:table-cell>
          <table:table-cell office:value-type="float" office:value="-12301">
            <text:p>-12301</text:p>
          </table:table-cell>
          <table:table-cell table:formula="of:=[.B28]/[.$F$4]" office:value-type="float" office:value="-30164.243815523">
            <text:p>-30164.243815523</text:p>
          </table:table-cell>
          <table:table-cell table:formula="of:=[.B28]/[.C28]" office:value-type="float" office:value="0.407800708521979">
            <text:p>0.4078007085220</text:p>
          </table:table-cell>
          <table:table-cell table:number-columns-repeated="2"/>
          <table:table-cell office:value-type="string">
            <text:p>compensated m </text:p>
          </table:table-cell>
          <table:table-cell table:formula="of:=[.H25]*0.9975" office:value-type="float" office:value="3018464.50571081">
            <text:p>3018464.50571081</text:p>
          </table:table-cell>
          <table:table-cell table:number-columns-repeated="248"/>
        </table:table-row>
        <table:table-row table:style-name="ro1">
          <table:table-cell office:value-type="float" office:value="-9612">
            <text:p>-9612</text:p>
          </table:table-cell>
          <table:table-cell office:value-type="float" office:value="-10214">
            <text:p>-10214</text:p>
          </table:table-cell>
          <table:table-cell table:formula="of:=[.B29]/[.$F$4]" office:value-type="float" office:value="-25046.5479499026">
            <text:p>-25046.5479499026</text:p>
          </table:table-cell>
          <table:table-cell table:formula="of:=[.B29]/[.C29]" office:value-type="float" office:value="0.407800708521979">
            <text:p>0.4078007085220</text:p>
          </table:table-cell>
          <table:table-cell table:number-columns-repeated="252"/>
        </table:table-row>
        <table:table-row table:style-name="ro1">
          <table:table-cell office:value-type="float" office:value="-7888">
            <text:p>-7888</text:p>
          </table:table-cell>
          <table:table-cell office:value-type="float" office:value="-8180">
            <text:p>-8180</text:p>
          </table:table-cell>
          <table:table-cell table:formula="of:=[.B30]/[.$F$4]" office:value-type="float" office:value="-20058.8175279228">
            <text:p>-20058.8175279228</text:p>
          </table:table-cell>
          <table:table-cell table:formula="of:=[.B30]/[.C30]" office:value-type="float" office:value="0.407800708521979">
            <text:p>0.4078007085220</text:p>
          </table:table-cell>
          <table:table-cell table:number-columns-repeated="252"/>
        </table:table-row>
        <table:table-row table:style-name="ro1">
          <table:table-cell office:value-type="float" office:value="-6055">
            <text:p>-6055</text:p>
          </table:table-cell>
          <table:table-cell office:value-type="float" office:value="-6024">
            <text:p>-6024</text:p>
          </table:table-cell>
          <table:table-cell table:formula="of:=[.B31]/[.$F$4]" office:value-type="float" office:value="-14771.9213677514">
            <text:p>-14771.9213677514</text:p>
          </table:table-cell>
          <table:table-cell table:formula="of:=[.B31]/[.C31]" office:value-type="float" office:value="0.407800708521979">
            <text:p>0.4078007085220</text:p>
          </table:table-cell>
          <table:table-cell table:number-columns-repeated="252"/>
        </table:table-row>
        <table:table-row table:style-name="ro1">
          <table:table-cell office:value-type="float" office:value="-4429">
            <text:p>-4429</text:p>
          </table:table-cell>
          <table:table-cell office:value-type="float" office:value="-4124">
            <text:p>-4124</text:p>
          </table:table-cell>
          <table:table-cell table:formula="of:=[.B32]/[.$F$4]" office:value-type="float" office:value="-10112.7828221459">
            <text:p>-10112.7828221459</text:p>
          </table:table-cell>
          <table:table-cell table:formula="of:=[.B32]/[.C32]" office:value-type="float" office:value="0.407800708521979">
            <text:p>0.4078007085220</text:p>
          </table:table-cell>
          <table:table-cell table:number-columns-repeated="252"/>
        </table:table-row>
        <table:table-row table:style-name="ro1">
          <table:table-cell office:value-type="float" office:value="-4360">
            <text:p>-4360</text:p>
          </table:table-cell>
          <table:table-cell office:value-type="float" office:value="-4029">
            <text:p>-4029</text:p>
          </table:table-cell>
          <table:table-cell office:value-type="float" office:value="-9878">
            <text:p>-9878</text:p>
          </table:table-cell>
          <table:table-cell table:formula="of:=[.B33]/[.C33]" office:value-type="float" office:value="0.407876088276979">
            <text:p>0.4078760882770</text:p>
          </table:table-cell>
          <table:table-cell table:number-columns-repeated="252"/>
        </table:table-row>
        <table:table-row table:style-name="ro1">
          <table:table-cell office:value-type="float" office:value="-3482">
            <text:p>-3482</text:p>
          </table:table-cell>
          <table:table-cell office:value-type="float" office:value="-2998.1">
            <text:p>-2998.1</text:p>
          </table:table-cell>
          <table:table-cell office:value-type="float" office:value="-7351">
            <text:p>-7351</text:p>
          </table:table-cell>
          <table:table-cell table:formula="of:=[.B34]/[.C34]" office:value-type="float" office:value="0.407849272207863">
            <text:p>0.4078492722079</text:p>
          </table:table-cell>
          <table:table-cell table:number-columns-repeated="252"/>
        </table:table-row>
        <table:table-row table:style-name="ro1">
          <table:table-cell office:value-type="float" office:value="-2904">
            <text:p>-2904</text:p>
          </table:table-cell>
          <table:table-cell office:value-type="float" office:value="-2318.7">
            <text:p>-2318.7</text:p>
          </table:table-cell>
          <table:table-cell office:value-type="float" office:value="-5686">
            <text:p>-5686</text:p>
          </table:table-cell>
          <table:table-cell table:formula="of:=[.B35]/[.C35]" office:value-type="float" office:value="0.407791065775589">
            <text:p>0.4077910657756</text:p>
          </table:table-cell>
          <table:table-cell table:number-columns-repeated="252"/>
        </table:table-row>
        <table:table-row table:style-name="ro1">
          <table:table-cell office:value-type="float" office:value="-2330">
            <text:p>-2330</text:p>
          </table:table-cell>
          <table:table-cell office:value-type="float" office:value="-1646.7">
            <text:p>-1646.7</text:p>
          </table:table-cell>
          <table:table-cell office:value-type="float" office:value="-4037.4">
            <text:p>-4037.4</text:p>
          </table:table-cell>
          <table:table-cell table:formula="of:=[.B36]/[.C36]" office:value-type="float" office:value="0.407861495021549">
            <text:p>0.4078614950215</text:p>
          </table:table-cell>
          <table:table-cell table:number-columns-repeated="252"/>
        </table:table-row>
        <table:table-row table:style-name="ro1">
          <table:table-cell office:value-type="float" office:value="-1812">
            <text:p>-1812</text:p>
          </table:table-cell>
          <table:table-cell office:value-type="float" office:value="-1039.4">
            <text:p>-1039.4</text:p>
          </table:table-cell>
          <table:table-cell office:value-type="float" office:value="-2548.9">
            <text:p>-2548.9</text:p>
          </table:table-cell>
          <table:table-cell table:formula="of:=[.B37]/[.C37]" office:value-type="float" office:value="0.407783749852878">
            <text:p>0.4077837498529</text:p>
          </table:table-cell>
          <table:table-cell table:number-columns-repeated="252"/>
        </table:table-row>
        <table:table-row table:style-name="ro1">
          <table:table-cell office:value-type="float" office:value="-1555">
            <text:p>-1555</text:p>
          </table:table-cell>
          <table:table-cell office:value-type="float" office:value="-738.4">
            <text:p>-738.4</text:p>
          </table:table-cell>
          <table:table-cell office:value-type="float" office:value="-1811.2">
            <text:p>-1811.2</text:p>
          </table:table-cell>
          <table:table-cell table:formula="of:=[.B38]/[.C38]" office:value-type="float" office:value="0.407685512367491">
            <text:p>0.4076855123675</text:p>
          </table:table-cell>
          <table:table-cell table:number-columns-repeated="252"/>
        </table:table-row>
        <table:table-row table:style-name="ro1">
          <table:table-cell office:value-type="float" office:value="-1159">
            <text:p>-1159</text:p>
          </table:table-cell>
          <table:table-cell office:value-type="float" office:value="-275.5">
            <text:p>-275.5</text:p>
          </table:table-cell>
          <table:table-cell office:value-type="float" office:value="-676">
            <text:p>-676</text:p>
          </table:table-cell>
          <table:table-cell table:formula="of:=[.B39]/[.C39]" office:value-type="float" office:value="0.407544378698225">
            <text:p>0.4075443786982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float" office:value="20168">
            <text:p>20168</text:p>
          </table:table-cell>
          <table:table-cell table:formula="of:=[.B43]/[.$F$4]" office:value-type="float" office:value="49455.5295725118">
            <text:p>49455.5295725118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0177">
            <text:p>20177</text:p>
          </table:table-cell>
          <table:table-cell table:formula="of:=[.B44]/[.$F$4]" office:value-type="float" office:value="49477.5991761489">
            <text:p>49477.5991761489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5372">
            <text:p>15372</text:p>
          </table:table-cell>
          <table:table-cell table:formula="of:=[.B45]/[.$F$4]" office:value-type="float" office:value="37694.8830121306">
            <text:p>37694.8830121306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3974">
            <text:p>13974</text:p>
          </table:table-cell>
          <table:table-cell table:formula="of:=[.B46]/[.$F$4]" office:value-type="float" office:value="34266.7379138377">
            <text:p>34266.7379138377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025">
            <text:p>18025</text:p>
          </table:table-cell>
          <table:table-cell table:formula="of:=[.B47]/[.$F$4]" office:value-type="float" office:value="44200.5117287051">
            <text:p>44200.5117287051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18070">
            <text:p>18070</text:p>
          </table:table-cell>
          <table:table-cell table:formula="of:=[.B48]/[.$F$4]" office:value-type="float" office:value="44310.8597468905">
            <text:p>44310.8597468905</text:p>
          </table:table-cell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252" table:default-cell-style-name="ce1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office:value-type="string">
            <text:p>error</text:p>
          </table:table-cell>
          <table:table-cell/>
          <table:table-cell table:style-name="Default" office:value-type="string">
            <text:p>Resistance</text:p>
          </table:table-cell>
          <table:table-cell/>
          <table:table-cell office:value-type="string">
            <text:p>Temperature</text:p>
          </table:table-cell>
          <table:table-cell/>
          <table:table-cell office:value-type="string">
            <text:p>PGA ON</text:p>
          </table:table-cell>
          <table:table-cell table:number-columns-repeated="246"/>
        </table:table-row>
        <table:table-row table:style-name="ro1">
          <table:table-cell office:value-type="float" office:value="49186">
            <text:p>49186</text:p>
          </table:table-cell>
          <table:table-cell office:value-type="float" office:value="20056">
            <text:p>20056</text:p>
          </table:table-cell>
          <table:table-cell table:formula="of:=[.B2]/[.$F$2]" office:value-type="float" office:value="49180.8856161393">
            <text:p>49180.8856161393</text:p>
          </table:table-cell>
          <table:table-cell table:formula="of:=[.A2]-[.C2]" office:value-type="float" office:value="5.11438386073132">
            <text:p>5.1143838607313</text:p>
          </table:table-cell>
          <table:table-cell/>
          <table:table-cell table:style-name="Gnumeric-default" office:value-type="float" office:value="0.407800708521979">
            <text:p>0.4078007085220</text:p>
          </table:table-cell>
          <table:table-cell/>
          <table:table-cell office:value-type="string">
            <text:p>~20degrees C</text:p>
          </table:table-cell>
          <table:table-cell table:number-columns-repeated="248"/>
        </table:table-row>
        <table:table-row table:style-name="ro1">
          <table:table-cell office:value-type="float" office:value="45710">
            <text:p>45710</text:p>
          </table:table-cell>
          <table:table-cell office:value-type="float" office:value="18634">
            <text:p>18634</text:p>
          </table:table-cell>
          <table:table-cell table:formula="of:=[.B3]/[.$F$2]" office:value-type="float" office:value="45693.8882414808">
            <text:p>45693.8882414808</text:p>
          </table:table-cell>
          <table:table-cell table:formula="of:=[.A3]-[.C3]" office:value-type="float" office:value="16.1117585191896">
            <text:p>16.1117585191896</text:p>
          </table:table-cell>
          <table:table-cell table:number-columns-repeated="252"/>
        </table:table-row>
        <table:table-row table:style-name="ro1">
          <table:table-cell office:value-type="float" office:value="40789">
            <text:p>40789</text:p>
          </table:table-cell>
          <table:table-cell office:value-type="float" office:value="16625">
            <text:p>16625</text:p>
          </table:table-cell>
          <table:table-cell table:formula="of:=[.B4]/[.$F$2]" office:value-type="float" office:value="40767.4622740484">
            <text:p>40767.4622740484</text:p>
          </table:table-cell>
          <table:table-cell table:formula="of:=[.A4]-[.C4]" office:value-type="float" office:value="21.5377259515735">
            <text:p>21.5377259515735</text:p>
          </table:table-cell>
          <table:table-cell/>
          <table:table-cell office:value-type="string">
            <text:p>M= 3026029</text:p>
          </table:table-cell>
          <table:table-cell table:number-columns-repeated="250"/>
        </table:table-row>
        <table:table-row table:style-name="ro1">
          <table:table-cell office:value-type="float" office:value="35357">
            <text:p>35357</text:p>
          </table:table-cell>
          <table:table-cell office:value-type="float" office:value="14400">
            <text:p>14400</text:p>
          </table:table-cell>
          <table:table-cell table:formula="of:=[.B5]/[.$F$2]" office:value-type="float" office:value="35311.3658193262">
            <text:p>35311.3658193262</text:p>
          </table:table-cell>
          <table:table-cell table:formula="of:=[.A5]-[.C5]" office:value-type="float" office:value="45.6341806738419">
            <text:p>45.6341806738419</text:p>
          </table:table-cell>
          <table:table-cell/>
          <table:table-cell office:value-type="string">
            <text:p>B=2730258</text:p>
          </table:table-cell>
          <table:table-cell table:number-columns-repeated="250"/>
        </table:table-row>
        <table:table-row table:style-name="ro1">
          <table:table-cell office:value-type="float" office:value="30992">
            <text:p>30992</text:p>
          </table:table-cell>
          <table:table-cell office:value-type="float" office:value="12613">
            <text:p>12613</text:p>
          </table:table-cell>
          <table:table-cell table:formula="of:=[.B6]/[.$F$2]" office:value-type="float" office:value="30929.3234082751">
            <text:p>30929.3234082751</text:p>
          </table:table-cell>
          <table:table-cell table:formula="of:=[.A6]-[.C6]" office:value-type="float" office:value="62.6765917249431">
            <text:p>62.6765917249431</text:p>
          </table:table-cell>
          <table:table-cell table:number-columns-repeated="252"/>
        </table:table-row>
        <table:table-row table:style-name="ro1">
          <table:table-cell office:value-type="float" office:value="25134">
            <text:p>25134</text:p>
          </table:table-cell>
          <table:table-cell office:value-type="float" office:value="10219">
            <text:p>10219</text:p>
          </table:table-cell>
          <table:table-cell table:formula="of:=[.B7]/[.$F$2]" office:value-type="float" office:value="25058.8088408121">
            <text:p>25058.8088408121</text:p>
          </table:table-cell>
          <table:table-cell table:formula="of:=[.A7]-[.C7]" office:value-type="float" office:value="75.1911591879143">
            <text:p>75.1911591879143</text:p>
          </table:table-cell>
          <table:table-cell/>
          <table:table-cell office:value-type="string">
            <text:p>residual plot</text:p>
          </table:table-cell>
          <table:table-cell table:number-columns-repeated="250"/>
        </table:table-row>
        <table:table-row table:style-name="ro1">
          <table:table-cell office:value-type="float" office:value="20170">
            <text:p>20170</text:p>
          </table:table-cell>
          <table:table-cell office:value-type="float" office:value="8192">
            <text:p>8192</text:p>
          </table:table-cell>
          <table:table-cell table:formula="of:=[.B8]/[.$F$2]" office:value-type="float" office:value="20088.2436661055">
            <text:p>20088.2436661055</text:p>
          </table:table-cell>
          <table:table-cell table:formula="of:=[.A8]-[.C8]" office:value-type="float" office:value="81.7563338944528">
            <text:p>81.7563338944528</text:p>
          </table:table-cell>
          <table:table-cell>
            <draw:frame table:end-cell-address="Sheet3.J24" table:end-x="1.098cm" table:end-y="0.159cm" draw:z-index="0" draw:style-name="gr1" svg:width="8.021cm" svg:height="6.986cm" svg:x="1.512cm" svg:y="0.37cm">
              <draw:object draw:notify-on-update-of-ranges="Sheet3.A2:Sheet3.A24 Sheet3.B1:Sheet3.B1 Sheet3.D2:Sheet3.D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51"/>
        </table:table-row>
        <table:table-row table:style-name="ro1">
          <table:table-cell office:value-type="float" office:value="15076">
            <text:p>15076</text:p>
          </table:table-cell>
          <table:table-cell office:value-type="float" office:value="6115">
            <text:p>6115</text:p>
          </table:table-cell>
          <table:table-cell table:formula="of:=[.B9]/[.$F$2]" office:value-type="float" office:value="14995.0695823041">
            <text:p>14995.0695823041</text:p>
          </table:table-cell>
          <table:table-cell table:formula="of:=[.A9]-[.C9]" office:value-type="float" office:value="80.9304176958704">
            <text:p>80.9304176958704</text:p>
          </table:table-cell>
          <table:table-cell table:number-columns-repeated="252"/>
        </table:table-row>
        <table:table-row table:style-name="ro1">
          <table:table-cell office:value-type="float" office:value="10146">
            <text:p>10146</text:p>
          </table:table-cell>
          <table:table-cell office:value-type="float" office:value="4107">
            <text:p>4107</text:p>
          </table:table-cell>
          <table:table-cell table:formula="of:=[.B10]/[.$F$2]" office:value-type="float" office:value="10071.0957930536">
            <text:p>10071.0957930536</text:p>
          </table:table-cell>
          <table:table-cell table:formula="of:=[.A10]-[.C10]" office:value-type="float" office:value="74.9042069463521">
            <text:p>74.9042069463521</text:p>
          </table:table-cell>
          <table:table-cell table:number-columns-repeated="252"/>
        </table:table-row>
        <table:table-row table:style-name="ro1">
          <table:table-cell office:value-type="float" office:value="5121">
            <text:p>5121</text:p>
          </table:table-cell>
          <table:table-cell office:value-type="float" office:value="2065">
            <text:p>2065</text:p>
          </table:table-cell>
          <table:table-cell table:formula="of:=[.B11]/[.$F$2]" office:value-type="float" office:value="5063.74794561865">
            <text:p>5063.74794561865</text:p>
          </table:table-cell>
          <table:table-cell table:formula="of:=[.A11]-[.C11]" office:value-type="float" office:value="57.2520543813525">
            <text:p>57.2520543813525</text:p>
          </table:table-cell>
          <table:table-cell table:number-columns-repeated="2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]/[.$F$2]" office:value-type="float" office:value="2.45217818189765">
            <text:p>2.4521781818977</text:p>
          </table:table-cell>
          <table:table-cell table:formula="of:=[.A12]-[.C12]" office:value-type="float" office:value="-0.45217818189765">
            <text:p>-0.4521781818977</text:p>
          </table:table-cell>
          <table:table-cell table:number-columns-repeated="252"/>
        </table:table-row>
        <table:table-row table:style-name="ro1">
          <table:table-cell office:value-type="float" office:value="-5099">
            <text:p>-5099</text:p>
          </table:table-cell>
          <table:table-cell office:value-type="float" office:value="-2071">
            <text:p>-2071</text:p>
          </table:table-cell>
          <table:table-cell table:formula="of:=[.B13]/[.$F$2]" office:value-type="float" office:value="-5078.46101471003">
            <text:p>-5078.46101471003</text:p>
          </table:table-cell>
          <table:table-cell table:formula="of:=[.A13]-[.C13]" office:value-type="float" office:value="-20.5389852899671">
            <text:p>-20.5389852899671</text:p>
          </table:table-cell>
          <table:table-cell table:number-columns-repeated="252"/>
        </table:table-row>
        <table:table-row table:style-name="ro1">
          <table:table-cell office:value-type="float" office:value="-9266">
            <text:p>-9266</text:p>
          </table:table-cell>
          <table:table-cell office:value-type="float" office:value="-3765">
            <text:p>-3765</text:p>
          </table:table-cell>
          <table:table-cell table:formula="of:=[.B14]/[.$F$2]" office:value-type="float" office:value="-9232.45085484465">
            <text:p>-9232.45085484465</text:p>
          </table:table-cell>
          <table:table-cell table:formula="of:=[.A14]-[.C14]" office:value-type="float" office:value="-33.549145155348">
            <text:p>-33.549145155348</text:p>
          </table:table-cell>
          <table:table-cell table:number-columns-repeated="252"/>
        </table:table-row>
        <table:table-row table:style-name="ro1">
          <table:table-cell office:value-type="float" office:value="-15763">
            <text:p>-15763</text:p>
          </table:table-cell>
          <table:table-cell office:value-type="float" office:value="-6408">
            <text:p>-6408</text:p>
          </table:table-cell>
          <table:table-cell table:formula="of:=[.B15]/[.$F$2]" office:value-type="float" office:value="-15713.5577896001">
            <text:p>-15713.5577896001</text:p>
          </table:table-cell>
          <table:table-cell table:formula="of:=[.A15]-[.C15]" office:value-type="float" office:value="-49.4422103998586">
            <text:p>-49.4422103998586</text:p>
          </table:table-cell>
          <table:table-cell table:number-columns-repeated="252"/>
        </table:table-row>
        <table:table-row table:style-name="ro1">
          <table:table-cell office:value-type="float" office:value="-20115">
            <text:p>-20115</text:p>
          </table:table-cell>
          <table:table-cell office:value-type="float" office:value="-8179">
            <text:p>-8179</text:p>
          </table:table-cell>
          <table:table-cell table:formula="of:=[.B16]/[.$F$2]" office:value-type="float" office:value="-20056.3653497409">
            <text:p>-20056.3653497409</text:p>
          </table:table-cell>
          <table:table-cell table:formula="of:=[.A16]-[.C16]" office:value-type="float" office:value="-58.6346502591223">
            <text:p>-58.6346502591223</text:p>
          </table:table-cell>
          <table:table-cell table:number-columns-repeated="252"/>
        </table:table-row>
        <table:table-row table:style-name="ro1">
          <table:table-cell office:value-type="float" office:value="-25613">
            <text:p>-25613</text:p>
          </table:table-cell>
          <table:table-cell office:value-type="float" office:value="-10425">
            <text:p>-10425</text:p>
          </table:table-cell>
          <table:table-cell table:formula="of:=[.B17]/[.$F$2]" office:value-type="float" office:value="-25563.957546283">
            <text:p>-25563.957546283</text:p>
          </table:table-cell>
          <table:table-cell table:formula="of:=[.A17]-[.C17]" office:value-type="float" office:value="-49.0424537170002">
            <text:p>-49.0424537170002</text:p>
          </table:table-cell>
          <table:table-cell table:number-columns-repeated="252"/>
        </table:table-row>
        <table:table-row table:style-name="ro1">
          <table:table-cell office:value-type="float" office:value="-30859">
            <text:p>-30859</text:p>
          </table:table-cell>
          <table:table-cell office:value-type="float" office:value="-12571">
            <text:p>-12571</text:p>
          </table:table-cell>
          <table:table-cell table:formula="of:=[.B18]/[.$F$2]" office:value-type="float" office:value="-30826.3319246354">
            <text:p>-30826.3319246354</text:p>
          </table:table-cell>
          <table:table-cell table:formula="of:=[.A18]-[.C18]" office:value-type="float" office:value="-32.6680753646433">
            <text:p>-32.6680753646433</text:p>
          </table:table-cell>
          <table:table-cell table:number-columns-repeated="252"/>
        </table:table-row>
        <table:table-row table:style-name="ro1">
          <table:table-cell office:value-type="float" office:value="-35310">
            <text:p>-35310</text:p>
          </table:table-cell>
          <table:table-cell office:value-type="float" office:value="-14394">
            <text:p>-14394</text:p>
          </table:table-cell>
          <table:table-cell table:formula="of:=[.B19]/[.$F$2]" office:value-type="float" office:value="-35296.6527502348">
            <text:p>-35296.6527502348</text:p>
          </table:table-cell>
          <table:table-cell table:formula="of:=[.A19]-[.C19]" office:value-type="float" office:value="-13.3472497652256">
            <text:p>-13.3472497652256</text:p>
          </table:table-cell>
          <table:table-cell table:number-columns-repeated="252"/>
        </table:table-row>
        <table:table-row table:style-name="ro1">
          <table:table-cell office:value-type="float" office:value="-40047">
            <text:p>-40047</text:p>
          </table:table-cell>
          <table:table-cell office:value-type="float" office:value="-16331">
            <text:p>-16331</text:p>
          </table:table-cell>
          <table:table-cell table:formula="of:=[.B20]/[.$F$2]" office:value-type="float" office:value="-40046.5218885705">
            <text:p>-40046.5218885705</text:p>
          </table:table-cell>
          <table:table-cell table:formula="of:=[.A20]-[.C20]" office:value-type="float" office:value="-0.478111429481942">
            <text:p>-0.4781114294819</text:p>
          </table:table-cell>
          <table:table-cell table:number-columns-repeated="252"/>
        </table:table-row>
        <table:table-row table:style-name="ro1">
          <table:table-cell office:value-type="float" office:value="-45970">
            <text:p>-45970</text:p>
          </table:table-cell>
          <table:table-cell office:value-type="float" office:value="-18772">
            <text:p>-18772</text:p>
          </table:table-cell>
          <table:table-cell table:formula="of:=[.B21]/[.$F$2]" office:value-type="float" office:value="-46032.2888305827">
            <text:p>-46032.2888305827</text:p>
          </table:table-cell>
          <table:table-cell table:formula="of:=[.A21]-[.C21]" office:value-type="float" office:value="62.2888305826855">
            <text:p>62.2888305826855</text:p>
          </table:table-cell>
          <table:table-cell table:number-columns-repeated="252"/>
        </table:table-row>
        <table:table-row table:style-name="ro1">
          <table:table-cell office:value-type="float" office:value="-40296">
            <text:p>-40296</text:p>
          </table:table-cell>
          <table:table-cell office:value-type="float" office:value="-16427">
            <text:p>-16427</text:p>
          </table:table-cell>
          <table:table-cell table:formula="of:=[.B22]/[.$F$2]" office:value-type="float" office:value="-40281.9309940327">
            <text:p>-40281.9309940327</text:p>
          </table:table-cell>
          <table:table-cell table:formula="of:=[.A22]-[.C22]" office:value-type="float" office:value="-14.069005967307">
            <text:p>-14.069005967307</text:p>
          </table:table-cell>
          <table:table-cell table:number-columns-repeated="252"/>
        </table:table-row>
        <table:table-row table:style-name="ro1">
          <table:table-cell office:value-type="float" office:value="-42086">
            <text:p>-42086</text:p>
          </table:table-cell>
          <table:table-cell office:value-type="float" office:value="-17192">
            <text:p>-17192</text:p>
          </table:table-cell>
          <table:table-cell table:formula="of:=[.B23]/[.$F$2]" office:value-type="float" office:value="-42157.8473031844">
            <text:p>-42157.8473031844</text:p>
          </table:table-cell>
          <table:table-cell table:formula="of:=[.A23]-[.C23]" office:value-type="float" office:value="71.8473031843969">
            <text:p>71.8473031843969</text:p>
          </table:table-cell>
          <table:table-cell table:number-columns-repeated="252"/>
        </table:table-row>
        <table:table-row table:style-name="ro1">
          <table:table-cell office:value-type="float" office:value="-49408">
            <text:p>-49408</text:p>
          </table:table-cell>
          <table:table-cell office:value-type="float" office:value="-20203">
            <text:p>-20203</text:p>
          </table:table-cell>
          <table:table-cell table:formula="of:=[.B24]/[.$F$2]" office:value-type="float" office:value="-49541.3558088782">
            <text:p>-49541.3558088782</text:p>
          </table:table-cell>
          <table:table-cell table:formula="of:=[.A24]-[.C24]" office:value-type="float" office:value="133.355808878223">
            <text:p>133.355808878223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formula="of:=[.B25]/[.$F$2]" office:value-type="float" office:value="0">
            <text:p>0</text:p>
          </table:table-cell>
          <table:table-cell table:formula="of:=[.A25]-[.C25]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formula="of:=[.B26]/[.$F$2]" office:value-type="float" office:value="0">
            <text:p>0</text:p>
          </table:table-cell>
          <table:table-cell table:formula="of:=[.A26]-[.C26]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formula="of:=[.B27]/[.$F$2]" office:value-type="float" office:value="0">
            <text:p>0</text:p>
          </table:table-cell>
          <table:table-cell table:formula="of:=[.A27]-[.C27]" office:value-type="float" office:value="0">
            <text:p>0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formula="of:=[.B28]/[.$F$2]" office:value-type="float" office:value="0">
            <text:p>0</text:p>
          </table:table-cell>
          <table:table-cell table:formula="of:=[.A28]-[.C28]" office:value-type="float" office:value="0">
            <text:p>0</text:p>
          </table:table-cell>
          <table:table-cell table:number-columns-repeated="252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4" table:style-name="ta1" table:print="false">
        <table:table-column table:style-name="co8" table:number-columns-repeated="11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current</text:p>
          </table:table-cell>
          <table:table-cell table:number-columns-repeated="2" office:value-type="string">
            <text:p>error</text:p>
          </table:table-cell>
          <table:table-cell/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float" office:value="-9223">
            <text:p>-9223</text:p>
          </table:table-cell>
          <table:table-cell office:value-type="float" office:value="-20461">
            <text:p>-20461</text:p>
          </table:table-cell>
          <table:table-cell table:formula="of:=[.B2]/[.$G$4]" office:value-type="float" office:value="-50174.0177798078">
            <text:p>-50174.0177798078</text:p>
          </table:table-cell>
          <table:table-cell table:formula="of:=[.A2]*5.79265+3280.8732-[.C2]" office:value-type="float" office:value="29.2800298078146">
            <text:p>29.2800298078146</text:p>
          </table:table-cell>
          <table:table-cell table:formula="of:=[.A2]*5.7863+3281.62-[.C2]" office:value-type="float" office:value="88.5928798078166">
            <text:p>88.5928798078166</text:p>
          </table:table-cell>
          <table:table-cell/>
          <table:table-cell office:value-type="string">
            <text:p>Current integrator 2</text:p>
          </table:table-cell>
          <table:table-cell/>
          <table:table-cell office:value-type="string">
            <text:p>Temperature</text:p>
          </table:table-cell>
          <table:table-cell table:number-columns-repeated="2"/>
        </table:table-row>
        <table:table-row table:style-name="ro1">
          <table:table-cell office:value-type="float" office:value="-8379">
            <text:p>-8379</text:p>
          </table:table-cell>
          <table:table-cell office:value-type="float" office:value="-18464">
            <text:p>-18464</text:p>
          </table:table-cell>
          <table:table-cell table:formula="of:=[.B3]/[.$G$4]" office:value-type="float" office:value="-45277.0179505582">
            <text:p>-45277.0179505582</text:p>
          </table:table-cell>
          <table:table-cell table:formula="of:=[.A3]*5.79265+3280.8732-[.C3]" office:value-type="float" office:value="21.2768005582038">
            <text:p>21.2768005582038</text:p>
          </table:table-cell>
          <table:table-cell table:formula="of:=[.A3]*5.7863+3281.62-[.C3]" office:value-type="float" office:value="75.230250558212">
            <text:p>75.230250558212</text:p>
          </table:table-cell>
          <table:table-cell/>
          <table:table-cell office:value-type="string">
            <text:p>PGA OFF</text:p>
          </table:table-cell>
          <table:table-cell/>
          <table:table-cell office:value-type="string">
            <text:p>~20degrees C</text:p>
          </table:table-cell>
          <table:table-cell table:number-columns-repeated="2"/>
        </table:table-row>
        <table:table-row table:style-name="ro1">
          <table:table-cell office:value-type="float" office:value="-7506.5">
            <text:p>-7506.5</text:p>
          </table:table-cell>
          <table:table-cell office:value-type="float" office:value="-16398">
            <text:p>-16398</text:p>
          </table:table-cell>
          <table:table-cell table:formula="of:=[.B4]/[.$G$4]" office:value-type="float" office:value="-40210.8178267577">
            <text:p>-40210.8178267577</text:p>
          </table:table-cell>
          <table:table-cell table:formula="of:=[.A4]*5.79265+3280.8732-[.C4]" office:value-type="float" office:value="9.16380175766972">
            <text:p>9.1638017576697</text:p>
          </table:table-cell>
          <table:table-cell table:formula="of:=[.A4]*5.7863+3281.62-[.C4]" office:value-type="float" office:value="57.5768767576737">
            <text:p>57.5768767576737</text:p>
          </table:table-cell>
          <table:table-cell/>
          <table:table-cell office:value-type="float" office:value="0.407800708521979">
            <text:p>0.4078007085220</text:p>
          </table:table-cell>
          <table:table-cell table:number-columns-repeated="4"/>
        </table:table-row>
        <table:table-row table:style-name="ro1">
          <table:table-cell office:value-type="float" office:value="-6607">
            <text:p>-6607</text:p>
          </table:table-cell>
          <table:table-cell office:value-type="float" office:value="-14264">
            <text:p>-14264</text:p>
          </table:table-cell>
          <table:table-cell table:formula="of:=[.B5]/[.$G$4]" office:value-type="float" office:value="-34977.8695865881">
            <text:p>-34977.8695865881</text:p>
          </table:table-cell>
          <table:table-cell table:formula="of:=[.A5]*5.79265+3280.8732-[.C5]" office:value-type="float" office:value="-13.2957634119157">
            <text:p>-13.2957634119157</text:p>
          </table:table-cell>
          <table:table-cell table:formula="of:=[.A5]*5.7863+3281.62-[.C5]" office:value-type="float" office:value="29.4054865880826">
            <text:p>29.4054865880826</text:p>
          </table:table-cell>
          <table:table-cell/>
          <table:table-cell office:value-type="string">
            <text:p>M</text:p>
          </table:table-cell>
          <table:table-cell table:formula="of:=5.792656*1048576" office:value-type="float" office:value="6074040.057856">
            <text:p>6074040.057856</text:p>
          </table:table-cell>
          <table:table-cell table:number-columns-repeated="3"/>
        </table:table-row>
        <table:table-row table:style-name="ro1">
          <table:table-cell office:value-type="float" office:value="-5786">
            <text:p>-5786</text:p>
          </table:table-cell>
          <table:table-cell office:value-type="float" office:value="-12324">
            <text:p>-12324</text:p>
          </table:table-cell>
          <table:table-cell table:formula="of:=[.B6]/[.$G$4]" office:value-type="float" office:value="-30220.6439137066">
            <text:p>-30220.6439137066</text:p>
          </table:table-cell>
          <table:table-cell table:formula="of:=[.A6]*5.79265+3280.8732-[.C6]" office:value-type="float" office:value="-14.7557862933645">
            <text:p>-14.7557862933645</text:p>
          </table:table-cell>
          <table:table-cell table:formula="of:=[.A6]*5.7863+3281.62-[.C6]" office:value-type="float" office:value="22.7321137066392">
            <text:p>22.7321137066392</text:p>
          </table:table-cell>
          <table:table-cell/>
          <table:table-cell office:value-type="string">
            <text:p>B</text:p>
          </table:table-cell>
          <table:table-cell table:formula="of:=3280.873*1024" office:value-type="float" office:value="3359613.952">
            <text:p>3359613.952</text:p>
          </table:table-cell>
          <table:table-cell table:number-columns-repeated="3"/>
        </table:table-row>
        <table:table-row table:style-name="ro1">
          <table:table-cell office:value-type="float" office:value="-4886">
            <text:p>-4886</text:p>
          </table:table-cell>
          <table:table-cell office:value-type="float" office:value="-10197">
            <text:p>-10197</text:p>
          </table:table-cell>
          <table:table-cell table:formula="of:=[.B7]/[.$G$4]" office:value-type="float" office:value="-25004.8609208103">
            <text:p>-25004.8609208103</text:p>
          </table:table-cell>
          <table:table-cell table:formula="of:=[.A7]*5.79265+3280.8732-[.C7]" office:value-type="float" office:value="-17.1537791896626">
            <text:p>-17.1537791896626</text:p>
          </table:table-cell>
          <table:table-cell table:formula="of:=[.A7]*5.7863+3281.62-[.C7]" office:value-type="float" office:value="14.6191208103373">
            <text:p>14.6191208103373</text:p>
          </table:table-cell>
          <table:table-cell table:number-columns-repeated="5"/>
          <table:table-cell office:value-type="string">
            <text:p>Residual plot</text:p>
          </table:table-cell>
        </table:table-row>
        <table:table-row table:style-name="ro1">
          <table:table-cell office:value-type="float" office:value="-4025">
            <text:p>-4025</text:p>
          </table:table-cell>
          <table:table-cell office:value-type="float" office:value="-8161">
            <text:p>-8161</text:p>
          </table:table-cell>
          <table:table-cell table:formula="of:=[.B8]/[.$G$4]" office:value-type="float" office:value="-20012.2261424667">
            <text:p>-20012.2261424667</text:p>
          </table:table-cell>
          <table:table-cell table:formula="of:=[.A8]*5.79265+3280.8732-[.C8]" office:value-type="float" office:value="-22.3169075332808">
            <text:p>-22.3169075332808</text:p>
          </table:table-cell>
          <table:table-cell table:formula="of:=[.A8]*5.7863+3281.62-[.C8]" office:value-type="float" office:value="3.98864246672019">
            <text:p>3.9886424667202</text:p>
          </table:table-cell>
          <table:table-cell/>
          <table:table-cell>
            <draw:frame table:end-cell-address="Sheet4.J23" table:end-x="1.762cm" table:end-y="0.291cm" draw:z-index="0" draw:style-name="gr1" svg:width="7.986cm" svg:height="6.986cm" svg:x="0.551cm" svg:y="0.053cm">
              <draw:object draw:notify-on-update-of-ranges="Sheet4.A2:Sheet4.A24 Sheet4.C1:Sheet4.C1 Sheet4.C2:Sheet4.C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Sheet4.N24" table:end-x="1.267cm" table:end-y="0.131cm" draw:z-index="1" draw:style-name="gr1" svg:width="7.986cm" svg:height="6.986cm" svg:x="0.055cm" svg:y="0.342cm">
              <draw:object draw:notify-on-update-of-ranges="Sheet4.C2:Sheet4.C24 Sheet4.D2:Sheet4.D24 Sheet4.C2:Sheet4.C24 Sheet4.E2:Sheet4.E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3179">
            <text:p>-3179</text:p>
          </table:table-cell>
          <table:table-cell office:value-type="float" office:value="-6163">
            <text:p>-6163</text:p>
          </table:table-cell>
          <table:table-cell table:formula="of:=[.B9]/[.$G$4]" office:value-type="float" office:value="-15112.7741350352">
            <text:p>-15112.7741350352</text:p>
          </table:table-cell>
          <table:table-cell table:formula="of:=[.A9]*5.79265+3280.8732-[.C9]" office:value-type="float" office:value="-21.1870149647839">
            <text:p>-21.1870149647839</text:p>
          </table:table-cell>
          <table:table-cell table:formula="of:=[.A9]*5.7863+3281.62-[.C9]" office:value-type="float" office:value="-0.253564964781617">
            <text:p>-0.2535649647816</text:p>
          </table:table-cell>
          <table:table-cell table:number-columns-repeated="6"/>
        </table:table-row>
        <table:table-row table:style-name="ro1">
          <table:table-cell office:value-type="float" office:value="-2285">
            <text:p>-2285</text:p>
          </table:table-cell>
          <table:table-cell office:value-type="float" office:value="-4053">
            <text:p>-4053</text:p>
          </table:table-cell>
          <table:table-cell table:formula="of:=[.B10]/[.$G$4]" office:value-type="float" office:value="-9938.67817123117">
            <text:p>-9938.67817123117</text:p>
          </table:table-cell>
          <table:table-cell table:formula="of:=[.A10]*5.79265+3280.8732-[.C10]" office:value-type="float" office:value="-16.653878768826">
            <text:p>-16.653878768826</text:p>
          </table:table-cell>
          <table:table-cell table:formula="of:=[.A10]*5.7863+3281.62-[.C10]" office:value-type="float" office:value="-1.39732876882408">
            <text:p>-1.3973287688241</text:p>
          </table:table-cell>
          <table:table-cell table:number-columns-repeated="6"/>
        </table:table-row>
        <table:table-row table:style-name="ro1">
          <table:table-cell office:value-type="float" office:value="-1440">
            <text:p>-1440</text:p>
          </table:table-cell>
          <table:table-cell office:value-type="float" office:value="-2061.4">
            <text:p>-2061.4</text:p>
          </table:table-cell>
          <table:table-cell table:formula="of:=[.B11]/[.$G$4]" office:value-type="float" office:value="-5054.92010416382">
            <text:p>-5054.92010416382</text:p>
          </table:table-cell>
          <table:table-cell table:formula="of:=[.A11]*5.79265+3280.8732-[.C11]" office:value-type="float" office:value="-5.62269583618308">
            <text:p>-5.6226958361831</text:p>
          </table:table-cell>
          <table:table-cell table:formula="of:=[.A11]*5.7863+3281.62-[.C11]" office:value-type="float" office:value="4.26810416381704">
            <text:p>4.2681041638171</text:p>
          </table:table-cell>
          <table:table-cell table:number-columns-repeated="6"/>
        </table:table-row>
        <table:table-row table:style-name="ro1">
          <table:table-cell office:value-type="float" office:value="-1002">
            <text:p>-1002</text:p>
          </table:table-cell>
          <table:table-cell office:value-type="float" office:value="-1025.2">
            <text:p>-1025.2</text:p>
          </table:table-cell>
          <table:table-cell table:formula="of:=[.B12]/[.$G$4]" office:value-type="float" office:value="-2513.97307208147">
            <text:p>-2513.97307208147</text:p>
          </table:table-cell>
          <table:table-cell table:formula="of:=[.A12]*5.79265+3280.8732-[.C12]" office:value-type="float" office:value="-9.38902791852934">
            <text:p>-9.3890279185293</text:p>
          </table:table-cell>
          <table:table-cell table:formula="of:=[.A12]*5.7863+3281.62-[.C12]" office:value-type="float" office:value="-2.27952791852886">
            <text:p>-2.2795279185289</text:p>
          </table:table-cell>
          <table:table-cell table:number-columns-repeated="6"/>
        </table:table-row>
        <table:table-row table:style-name="ro1">
          <table:table-cell office:value-type="float" office:value="-568">
            <text:p>-568</text:p>
          </table:table-cell>
          <table:table-cell office:value-type="float" office:value="0">
            <text:p>0</text:p>
          </table:table-cell>
          <table:table-cell table:formula="of:=[.B13]/[.$G$4]" office:value-type="float" office:value="0">
            <text:p>0</text:p>
          </table:table-cell>
          <table:table-cell table:formula="of:=[.A13]*5.79265+3280.8732-[.C13]" office:value-type="float" office:value="-9.35199999999986">
            <text:p>-9.3519999999999</text:p>
          </table:table-cell>
          <table:table-cell table:formula="of:=[.A13]*5.7863+3281.62-[.C13]" office:value-type="float" office:value="-4.99839999999995">
            <text:p>-4.9984000000000</text:p>
          </table:table-cell>
          <table:table-cell table:number-columns-repeated="6"/>
        </table:table-row>
        <table:table-row table:style-name="ro1">
          <table:table-cell office:value-type="float" office:value="-132">
            <text:p>-132</text:p>
          </table:table-cell>
          <table:table-cell office:value-type="float" office:value="1025.6">
            <text:p>1025.6</text:p>
          </table:table-cell>
          <table:table-cell table:formula="of:=[.B14]/[.$G$4]" office:value-type="float" office:value="2514.95394335423">
            <text:p>2514.95394335423</text:p>
          </table:table-cell>
          <table:table-cell table:formula="of:=[.A14]*5.79265+3280.8732-[.C14]" office:value-type="float" office:value="1.28945664577032">
            <text:p>1.2894566457703</text:p>
          </table:table-cell>
          <table:table-cell table:formula="of:=[.A14]*5.7863+3281.62-[.C14]" office:value-type="float" office:value="2.87445664577035">
            <text:p>2.8744566457704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086.2">
            <text:p>2086.2</text:p>
          </table:table-cell>
          <table:table-cell table:formula="of:=[.B15]/[.$G$4]" office:value-type="float" office:value="5115.73412307488">
            <text:p>5115.73412307488</text:p>
          </table:table-cell>
          <table:table-cell table:formula="of:=[.A15]*5.79265+3280.8732-[.C15]" office:value-type="float" office:value="-4.3835230748773">
            <text:p>-4.3835230748773</text:p>
          </table:table-cell>
          <table:table-cell table:formula="of:=[.A15]*5.7863+3281.62-[.C15]" office:value-type="float" office:value="-5.64332307487712">
            <text:p>-5.6433230748771</text:p>
          </table:table-cell>
          <table:table-cell table:number-columns-repeated="6"/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100">
            <text:p>4100</text:p>
          </table:table-cell>
          <table:table-cell table:formula="of:=[.B16]/[.$G$4]" office:value-type="float" office:value="10053.9305457804">
            <text:p>10053.9305457804</text:p>
          </table:table-cell>
          <table:table-cell table:formula="of:=[.A16]*5.79265+3280.8732-[.C16]" office:value-type="float" office:value="4.34315421963584">
            <text:p>4.3431542196358</text:p>
          </table:table-cell>
          <table:table-cell table:formula="of:=[.A16]*5.7863+3281.62-[.C16]" office:value-type="float" office:value="-2.33954578036355">
            <text:p>-2.3395457803636</text:p>
          </table:table-cell>
          <table:table-cell table:number-columns-repeated="6"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6127">
            <text:p>6127</text:p>
          </table:table-cell>
          <table:table-cell table:formula="of:=[.B17]/[.$G$4]" office:value-type="float" office:value="15024.4957204869">
            <text:p>15024.4957204869</text:p>
          </table:table-cell>
          <table:table-cell table:formula="of:=[.A17]*5.79265+3280.8732-[.C17]" office:value-type="float" office:value="15.4569795130992">
            <text:p>15.4569795130992</text:p>
          </table:table-cell>
          <table:table-cell table:formula="of:=[.A17]*5.7863+3281.62-[.C17]" office:value-type="float" office:value="3.3132795131005">
            <text:p>3.3132795131005</text:p>
          </table:table-cell>
          <table:table-cell table:number-columns-repeated="6"/>
        </table:table-row>
        <table:table-row table:style-name="ro1">
          <table:table-cell office:value-type="float" office:value="2908">
            <text:p>2908</text:p>
          </table:table-cell>
          <table:table-cell office:value-type="float" office:value="8199">
            <text:p>8199</text:p>
          </table:table-cell>
          <table:table-cell table:formula="of:=[.B18]/[.$G$4]" office:value-type="float" office:value="20105.4089133788">
            <text:p>20105.4089133788</text:p>
          </table:table-cell>
          <table:table-cell table:formula="of:=[.A18]*5.79265+3280.8732-[.C18]" office:value-type="float" office:value="20.4904866211691">
            <text:p>20.4904866211691</text:p>
          </table:table-cell>
          <table:table-cell table:formula="of:=[.A18]*5.7863+3281.62-[.C18]" office:value-type="float" office:value="2.77148662116451">
            <text:p>2.7714866211645</text:p>
          </table:table-cell>
          <table:table-cell table:number-columns-repeated="6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0212">
            <text:p>10212</text:p>
          </table:table-cell>
          <table:table-cell table:formula="of:=[.B19]/[.$G$4]" office:value-type="float" office:value="25041.6435935388">
            <text:p>25041.6435935388</text:p>
          </table:table-cell>
          <table:table-cell table:formula="of:=[.A19]*5.79265+3280.8732-[.C19]" office:value-type="float" office:value="31.1789064612021">
            <text:p>31.1789064612021</text:p>
          </table:table-cell>
          <table:table-cell table:formula="of:=[.A19]*5.7863+3281.62-[.C19]" office:value-type="float" office:value="8.03700646119978">
            <text:p>8.0370064611998</text:p>
          </table:table-cell>
          <table:table-cell table:number-columns-repeated="6"/>
        </table:table-row>
        <table:table-row table:style-name="ro1">
          <table:table-cell office:value-type="float" office:value="4734">
            <text:p>4734</text:p>
          </table:table-cell>
          <table:table-cell office:value-type="float" office:value="12507">
            <text:p>12507</text:p>
          </table:table-cell>
          <table:table-cell table:formula="of:=[.B20]/[.$G$4]" office:value-type="float" office:value="30669.3925209939">
            <text:p>30669.3925209939</text:p>
          </table:table-cell>
          <table:table-cell table:formula="of:=[.A20]*5.79265+3280.8732-[.C20]" office:value-type="float" office:value="33.8857790060902">
            <text:p>33.8857790060902</text:p>
          </table:table-cell>
          <table:table-cell table:formula="of:=[.A20]*5.7863+3281.62-[.C20]" office:value-type="float" office:value="4.57167900609056">
            <text:p>4.5716790060906</text:p>
          </table:table-cell>
          <table:table-cell table:number-columns-repeated="6"/>
        </table:table-row>
        <table:table-row table:style-name="ro1">
          <table:table-cell office:value-type="float" office:value="5490">
            <text:p>5490</text:p>
          </table:table-cell>
          <table:table-cell office:value-type="float" office:value="14297">
            <text:p>14297</text:p>
          </table:table-cell>
          <table:table-cell table:formula="of:=[.B21]/[.$G$4]" office:value-type="float" office:value="35058.7914665907">
            <text:p>35058.7914665907</text:p>
          </table:table-cell>
          <table:table-cell table:formula="of:=[.A21]*5.79265+3280.8732-[.C21]" office:value-type="float" office:value="23.7302334092965">
            <text:p>23.7302334092965</text:p>
          </table:table-cell>
          <table:table-cell table:formula="of:=[.A21]*5.7863+3281.62-[.C21]" office:value-type="float" office:value="-10.3844665907018">
            <text:p>-10.3844665907018</text:p>
          </table:table-cell>
          <table:table-cell table:number-columns-repeated="6"/>
        </table:table-row>
        <table:table-row table:style-name="ro1">
          <table:table-cell office:value-type="float" office:value="6420">
            <text:p>6420</text:p>
          </table:table-cell>
          <table:table-cell office:value-type="float" office:value="16499">
            <text:p>16499</text:p>
          </table:table-cell>
          <table:table-cell table:formula="of:=[.B22]/[.$G$4]" office:value-type="float" office:value="40458.4878231293">
            <text:p>40458.4878231293</text:p>
          </table:table-cell>
          <table:table-cell table:formula="of:=[.A22]*5.79265+3280.8732-[.C22]" office:value-type="float" office:value="11.1983768706777">
            <text:p>11.1983768706777</text:p>
          </table:table-cell>
          <table:table-cell table:formula="of:=[.A22]*5.7863+3281.62-[.C22]" office:value-type="float" office:value="-28.8218231293213">
            <text:p>-28.8218231293213</text:p>
          </table:table-cell>
          <table:table-cell table:number-columns-repeated="6"/>
        </table:table-row>
        <table:table-row table:style-name="ro1">
          <table:table-cell office:value-type="float" office:value="7226">
            <text:p>7226</text:p>
          </table:table-cell>
          <table:table-cell office:value-type="float" office:value="18412">
            <text:p>18412</text:p>
          </table:table-cell>
          <table:table-cell table:formula="of:=[.B23]/[.$G$4]" office:value-type="float" office:value="45149.5046850995">
            <text:p>45149.5046850995</text:p>
          </table:table-cell>
          <table:table-cell table:formula="of:=[.A23]*5.79265+3280.8732-[.C23]" office:value-type="float" office:value="-10.9425850995249">
            <text:p>-10.9425850995249</text:p>
          </table:table-cell>
          <table:table-cell table:formula="of:=[.A23]*5.7863+3281.62-[.C23]" office:value-type="float" office:value="-56.0808850995236">
            <text:p>-56.0808850995236</text:p>
          </table:table-cell>
          <table:table-cell table:number-columns-repeated="6"/>
        </table:table-row>
        <table:table-row table:style-name="ro1">
          <table:table-cell office:value-type="float" office:value="8133">
            <text:p>8133</text:p>
          </table:table-cell>
          <table:table-cell office:value-type="float" office:value="20573">
            <text:p>20573</text:p>
          </table:table-cell>
          <table:table-cell table:formula="of:=[.B24]/[.$G$4]" office:value-type="float" office:value="50448.6617361804">
            <text:p>50448.6617361804</text:p>
          </table:table-cell>
          <table:table-cell table:formula="of:=[.A24]*5.79265+3280.8732-[.C24]" office:value-type="float" office:value="-56.1660861803466">
            <text:p>-56.1660861803466</text:p>
          </table:table-cell>
          <table:table-cell table:formula="of:=[.A24]*5.7863+3281.62-[.C24]" office:value-type="float" office:value="-107.06383618035">
            <text:p>-107.06383618035</text:p>
          </table:table-cell>
          <table:table-cell table:number-columns-repeated="6"/>
        </table:table-row>
      </table:table>
      <table:table table:name="Sheet5" table:style-name="ta1" table:print="false">
        <table:table-column table:style-name="co8" table:number-columns-repeated="10" table:default-cell-style-name="Default"/>
        <table:table-column table:style-name="co13" table:default-cell-style-name="Default"/>
        <table:table-row table:style-name="ro1">
          <table:table-cell office:value-type="string">
            <text:p>scandal</text:p>
          </table:table-cell>
          <table:table-cell office:value-type="string">
            <text:p>voltage</text:p>
          </table:table-cell>
          <table:table-cell office:value-type="string">
            <text:p>error</text:p>
          </table:table-cell>
          <table:table-cell/>
          <table:table-cell office:value-type="string">
            <text:p>Notes: Current integrator 2, temperate ~20degrees C</text:p>
          </table:table-cell>
          <table:table-cell table:number-columns-repeated="6"/>
        </table:table-row>
        <table:table-row table:style-name="ro1"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formula="of:=[.A2]*14.11414+1451.755-[.B2]" office:value-type="float" office:value="393.1945">
            <text:p>393.1945</text:p>
          </table:table-cell>
          <table:table-cell/>
          <table:table-cell office:value-type="string">
            <text:p>Initial M <text:s/>1048756, initial B <text:s/>0</text:p>
          </table:table-cell>
          <table:table-cell table:number-columns-repeated="6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9684">
            <text:p>9684</text:p>
          </table:table-cell>
          <table:table-cell table:formula="of:=[.A3]*14.11414+1451.755-[.B3]" office:value-type="float" office:value="349.152119999999">
            <text:p>349.152119999999</text:p>
          </table:table-cell>
          <table:table-cell>
            <draw:frame table:end-cell-address="Sheet5.I23" table:end-x="0.275cm" table:end-y="0.423cm" draw:z-index="0" draw:style-name="gr1" svg:width="11.328cm" svg:height="9.188cm" svg:x="0.238cm" svg:y="0.233cm">
              <draw:object draw:notify-on-update-of-ranges="Sheet5.A13:Sheet5.A23 Sheet5.B13:Sheet5.B2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20049">
            <text:p>20049</text:p>
          </table:table-cell>
          <table:table-cell table:formula="of:=[.A4]*14.11414+1451.755-[.B4]" office:value-type="float" office:value="301.588460000003">
            <text:p>301.588460000003</text:p>
          </table:table-cell>
          <table:table-cell table:number-columns-repeated="5"/>
          <table:table-cell>
            <draw:frame table:end-cell-address="Sheet5.M19" table:end-x="0.01cm" table:end-y="0.326cm" draw:z-index="1" draw:style-name="gr1" svg:width="9.648cm" svg:height="6.999cm" svg:x="1.037cm" svg:y="0.075cm">
              <draw:object draw:notify-on-update-of-ranges="Sheet5.B2:Sheet5.B27 Sheet5.C2:Sheet5.C2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28354">
            <text:p>28354</text:p>
          </table:table-cell>
          <table:table-cell table:formula="of:=[.A5]*14.11414+1451.755-[.B5]" office:value-type="float" office:value="253.360360000002">
            <text:p>253.360360000002</text:p>
          </table:table-cell>
          <table:table-cell table:number-columns-repeated="8"/>
        </table:table-row>
        <table:table-row table:style-name="ro1">
          <table:table-cell office:value-type="float" office:value="2656">
            <text:p>2656</text:p>
          </table:table-cell>
          <table:table-cell office:value-type="float" office:value="38730">
            <text:p>38730</text:p>
          </table:table-cell>
          <table:table-cell table:formula="of:=[.A6]*14.11414+1451.755-[.B6]" office:value-type="float" office:value="208.910839999997">
            <text:p>208.910839999997</text:p>
          </table:table-cell>
          <table:table-cell table:number-columns-repeated="8"/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49110">
            <text:p>49110</text:p>
          </table:table-cell>
          <table:table-cell table:formula="of:=[.A7]*14.11414+1451.755-[.B7]" office:value-type="float" office:value="160.461320000002">
            <text:p>160.461320000002</text:p>
          </table:table-cell>
          <table:table-cell table:number-columns-repeated="8"/>
        </table:table-row>
        <table:table-row table:style-name="ro1">
          <table:table-cell office:value-type="float" office:value="4121">
            <text:p>4121</text:p>
          </table:table-cell>
          <table:table-cell office:value-type="float" office:value="59500">
            <text:p>59500</text:p>
          </table:table-cell>
          <table:table-cell table:formula="of:=[.A8]*14.11414+1451.755-[.B8]" office:value-type="float" office:value="116.125939999998">
            <text:p>116.125939999998</text:p>
          </table:table-cell>
          <table:table-cell table:number-columns-repeated="8"/>
        </table:table-row>
        <table:table-row table:style-name="ro1">
          <table:table-cell office:value-type="float" office:value="4854">
            <text:p>4854</text:p>
          </table:table-cell>
          <table:table-cell office:value-type="float" office:value="69880">
            <text:p>69880</text:p>
          </table:table-cell>
          <table:table-cell table:formula="of:=[.A9]*14.11414+1451.755-[.B9]" office:value-type="float" office:value="81.7905600000086">
            <text:p>81.7905600000086</text:p>
          </table:table-cell>
          <table:table-cell table:number-columns-repeated="8"/>
        </table:table-row>
        <table:table-row table:style-name="ro1">
          <table:table-cell office:value-type="float" office:value="5588">
            <text:p>5588</text:p>
          </table:table-cell>
          <table:table-cell office:value-type="float" office:value="80260">
            <text:p>80260</text:p>
          </table:table-cell>
          <table:table-cell table:formula="of:=[.A10]*14.11414+1451.755-[.B10]" office:value-type="float" office:value="61.5693200000096">
            <text:p>61.5693200000096</text:p>
          </table:table-cell>
          <table:table-cell table:number-columns-repeated="8"/>
        </table:table-row>
        <table:table-row table:style-name="ro1">
          <table:table-cell office:value-type="float" office:value="6322">
            <text:p>6322</text:p>
          </table:table-cell>
          <table:table-cell office:value-type="float" office:value="90650">
            <text:p>90650</text:p>
          </table:table-cell>
          <table:table-cell table:formula="of:=[.A11]*14.11414+1451.755-[.B11]" office:value-type="float" office:value="31.3480800000107">
            <text:p>31.3480800000107</text:p>
          </table:table-cell>
          <table:table-cell table:number-columns-repeated="8"/>
        </table:table-row>
        <table:table-row table:style-name="ro1">
          <table:table-cell office:value-type="float" office:value="7057">
            <text:p>7057</text:p>
          </table:table-cell>
          <table:table-cell office:value-type="float" office:value="101030">
            <text:p>101030</text:p>
          </table:table-cell>
          <table:table-cell table:formula="of:=[.A12]*14.11414+1451.755-[.B12]" office:value-type="float" office:value="25.2409800000169">
            <text:p>25.2409800000169</text:p>
          </table:table-cell>
          <table:table-cell table:number-columns-repeated="8"/>
        </table:table-row>
        <table:table-row table:style-name="ro1">
          <table:table-cell office:value-type="float" office:value="7350">
            <text:p>7350</text:p>
          </table:table-cell>
          <table:table-cell office:value-type="float" office:value="105190">
            <text:p>105190</text:p>
          </table:table-cell>
          <table:table-cell table:formula="of:=[.A13]*14.11414+1451.755-[.B13]" office:value-type="float" office:value="0.684000000008382">
            <text:p>0.6840000000084</text:p>
          </table:table-cell>
          <table:table-cell table:number-columns-repeated="8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09340">
            <text:p>109340</text:p>
          </table:table-cell>
          <table:table-cell table:formula="of:=[.A14]*14.11414+1451.755-[.B14]" office:value-type="float" office:value="14.3553000000102">
            <text:p>14.3553000000102</text:p>
          </table:table-cell>
          <table:table-cell table:number-columns-repeated="8"/>
        </table:table-row>
        <table:table-row table:style-name="ro1">
          <table:table-cell office:value-type="float" office:value="7938">
            <text:p>7938</text:p>
          </table:table-cell>
          <table:table-cell office:value-type="float" office:value="113490">
            <text:p>113490</text:p>
          </table:table-cell>
          <table:table-cell table:formula="of:=[.A15]*14.11414+1451.755-[.B15]" office:value-type="float" office:value="-0.201679999983753">
            <text:p>-0.2016799999838</text:p>
          </table:table-cell>
          <table:table-cell table:number-columns-repeated="8"/>
        </table:table-row>
        <table:table-row table:style-name="ro1">
          <table:table-cell office:value-type="float" office:value="8380">
            <text:p>8380</text:p>
          </table:table-cell>
          <table:table-cell office:value-type="float" office:value="119730">
            <text:p>119730</text:p>
          </table:table-cell>
          <table:table-cell table:formula="of:=[.A16]*14.11414+1451.755-[.B16]" office:value-type="float" office:value="-1.75179999998363">
            <text:p>-1.7517999999836</text:p>
          </table:table-cell>
          <table:table-cell table:number-columns-repeated="8"/>
        </table:table-row>
        <table:table-row table:style-name="ro1">
          <table:table-cell office:value-type="float" office:value="8674">
            <text:p>8674</text:p>
          </table:table-cell>
          <table:table-cell office:value-type="float" office:value="123880">
            <text:p>123880</text:p>
          </table:table-cell>
          <table:table-cell table:formula="of:=[.A17]*14.11414+1451.755-[.B17]" office:value-type="float" office:value="-2.19463999998698">
            <text:p>-2.1946399999870</text:p>
          </table:table-cell>
          <table:table-cell table:number-columns-repeated="8"/>
        </table:table-row>
        <table:table-row table:style-name="ro1">
          <table:table-cell office:value-type="float" office:value="9115">
            <text:p>9115</text:p>
          </table:table-cell>
          <table:table-cell office:value-type="float" office:value="130110">
            <text:p>130110</text:p>
          </table:table-cell>
          <table:table-cell table:formula="of:=[.A18]*14.11414+1451.755-[.B18]" office:value-type="float" office:value="-7.85889999999199">
            <text:p>-7.858899999992</text:p>
          </table:table-cell>
          <table:table-cell table:number-columns-repeated="8"/>
        </table:table-row>
        <table:table-row table:style-name="ro1">
          <table:table-cell office:value-type="float" office:value="9409">
            <text:p>9409</text:p>
          </table:table-cell>
          <table:table-cell office:value-type="float" office:value="134270">
            <text:p>134270</text:p>
          </table:table-cell>
          <table:table-cell table:formula="of:=[.A19]*14.11414+1451.755-[.B19]" office:value-type="float" office:value="-18.3017399999953">
            <text:p>-18.3017399999953</text:p>
          </table:table-cell>
          <table:table-cell table:number-columns-repeated="8"/>
        </table:table-row>
        <table:table-row table:style-name="ro1">
          <table:table-cell office:value-type="float" office:value="9851">
            <text:p>9851</text:p>
          </table:table-cell>
          <table:table-cell office:value-type="float" office:value="140490">
            <text:p>140490</text:p>
          </table:table-cell>
          <table:table-cell table:formula="of:=[.A20]*14.11414+1451.755-[.B20]" office:value-type="float" office:value="0.148140000004787">
            <text:p>0.1481400000048</text:p>
          </table:table-cell>
          <table:table-cell table:number-columns-repeated="8"/>
        </table:table-row>
        <table:table-row table:style-name="ro1">
          <table:table-cell office:value-type="float" office:value="10145">
            <text:p>10145</text:p>
          </table:table-cell>
          <table:table-cell office:value-type="float" office:value="144640">
            <text:p>144640</text:p>
          </table:table-cell>
          <table:table-cell table:formula="of:=[.A21]*14.11414+1451.755-[.B21]" office:value-type="float" office:value="-0.294699999998556">
            <text:p>-0.2946999999986</text:p>
          </table:table-cell>
          <table:table-cell table:number-columns-repeated="8"/>
        </table:table-row>
        <table:table-row table:style-name="ro1">
          <table:table-cell office:value-type="float" office:value="10440">
            <text:p>10440</text:p>
          </table:table-cell>
          <table:table-cell office:value-type="float" office:value="148800">
            <text:p>148800</text:p>
          </table:table-cell>
          <table:table-cell table:formula="of:=[.A22]*14.11414+1451.755-[.B22]" office:value-type="float" office:value="3.37660000001779">
            <text:p>3.3766000000178</text:p>
          </table:table-cell>
          <table:table-cell table:number-columns-repeated="6"/>
          <table:table-cell office:value-type="string">
            <text:p>M</text:p>
          </table:table-cell>
          <table:table-cell table:formula="of:=14.45732*1048576000" office:value-type="float" office:value="15159598776.32">
            <text:p>15159598776.32</text:p>
          </table:table-cell>
        </table:table-row>
        <table:table-row table:style-name="ro1">
          <table:table-cell office:value-type="float" office:value="10882">
            <text:p>10882</text:p>
          </table:table-cell>
          <table:table-cell office:value-type="float" office:value="155030">
            <text:p>155030</text:p>
          </table:table-cell>
          <table:table-cell table:formula="of:=[.A23]*14.11414+1451.755-[.B23]" office:value-type="float" office:value="11.8264800000179">
            <text:p>11.8264800000179</text:p>
          </table:table-cell>
          <table:table-cell table:number-columns-repeated="6"/>
          <table:table-cell office:value-type="string">
            <text:p>B</text:p>
          </table:table-cell>
          <table:table-cell table:formula="of:=1417.9556*1024" office:value-type="float" office:value="1451986.5344">
            <text:p>1451986.53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M</text:p>
          </table:table-cell>
          <table:table-cell table:formula="of:=14.114142*1048756" office:value-type="float" office:value="14802291.107352">
            <text:p>14802291.10735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B</text:p>
          </table:table-cell>
          <table:table-cell table:formula="of:=1451.75545*1024" office:value-type="float" office:value="1486597.5808">
            <text:p>1486597.5808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5">25/09/2011</text:date>, <text:time>14:4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1-09-25T01:35:50</meta:creation-date>
    <meta:editing-duration>PT05H22M50S</meta:editing-duration>
    <meta:editing-cycles>5</meta:editing-cycles>
    <meta:initial-creator>Alexandra Boulgakov</meta:initial-creator>
    <dc:date>2011-09-25T14:41:12</dc:date>
    <dc:creator>Alexandra Boulgakov</dc:creator>
    <meta:document-statistic meta:table-count="4" meta:cell-count="5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8" style:family="chart">
      <style:graphic-properties svg:stroke-color="#ffd320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66cm" svg:height="6.988cm" xlink:href=".." chart:class="chart:scatter" chart:style-name="ch1">
        <chart:plot-area chart:style-name="ch2" table:cell-range-address="Sheet1.A2:Sheet1.A22 Sheet1.B1:Sheet1.B1 Sheet1.C2:Sheet1.C39" svg:x="0.054cm" svg:y="0.278cm" svg:width="18.879cm" svg:height="6.708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22" chart:label-cell-address="Sheet1.B1:Sheet1.B1" chart:class="chart:scatter">
            <chart:domain table:cell-range-address="Sheet1.A2:Sheet1.A22"/>
            <chart:regression-curve chart:style-name="ch6">
              <chart:equation chart:display-r-square="true" svg:x="1.725cm" svg:y="1.624cm"/>
            </chart:regression-curve>
            <chart:data-point chart:repeated="21"/>
          </chart:series>
          <chart:series chart:style-name="ch7" chart:values-cell-range-address="Sheet1.C2:Sheet1.C39" chart:class="chart:scatter">
            <chart:domain table:cell-range-address="Sheet1.A2:Sheet1.A39"/>
            <chart:regression-curve chart:style-name="ch8">
              <chart:equation chart:display-r-square="true" svg:x="10.612cm" svg:y="0.412cm"/>
            </chart:regression-curve>
            <chart:data-point chart:repeated="38"/>
          </chart:series>
          <chart:series chart:style-name="ch9" chart:values-cell-range-address="Sheet1.C24:Sheet1.C39" chart:class="chart:scatter">
            <chart:domain table:cell-range-address="Sheet1.A24:Sheet1.A39"/>
            <chart:regression-curve chart:style-name="ch10">
              <chart:equation chart:display-r-square="true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voltage reading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37">
                <text:p text:id="Sheet1.A2:Sheet1.A22">-937</text:p>
              </table:table-cell>
              <table:table-cell office:value-type="float" office:value="2.6">
                <text:p text:id="Sheet1.C2:Sheet1.C22">2.6</text:p>
              </table:table-cell>
              <table:table-cell office:value-type="float" office:value="-937">
                <text:p text:id="Sheet1.A2:Sheet1.A39">-937</text:p>
              </table:table-cell>
              <table:table-cell office:value-type="float" office:value="2.6">
                <text:p text:id="Sheet1.C2:Sheet1.C39">2.6</text:p>
              </table:table-cell>
              <table:table-cell office:value-type="float" office:value="-18364">
                <text:p text:id="Sheet1.A24:Sheet1.A39">-18364</text:p>
              </table:table-cell>
              <table:table-cell office:value-type="float" office:value="-50380.0007470872">
                <text:p text:id="Sheet1.C24:Sheet1.C39">-50380.00074708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47">
                <text:p>-847</text:p>
              </table:table-cell>
              <table:table-cell office:value-type="float" office:value="252.5">
                <text:p>252.5</text:p>
              </table:table-cell>
              <table:table-cell office:value-type="float" office:value="-847">
                <text:p>-847</text:p>
              </table:table-cell>
              <table:table-cell office:value-type="float" office:value="252.5">
                <text:p>252.5</text:p>
              </table:table-cell>
              <table:table-cell office:value-type="float" office:value="-16669">
                <text:p>-16669</text:p>
              </table:table-cell>
              <table:table-cell office:value-type="float" office:value="-45470.7400269281">
                <text:p>-45470.7400269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44">
                <text:p>-644</text:p>
              </table:table-cell>
              <table:table-cell office:value-type="float" office:value="828">
                <text:p>828</text:p>
              </table:table-cell>
              <table:table-cell office:value-type="float" office:value="-644">
                <text:p>-644</text:p>
              </table:table-cell>
              <table:table-cell office:value-type="float" office:value="828">
                <text:p>828</text:p>
              </table:table-cell>
              <table:table-cell office:value-type="float" office:value="-14814">
                <text:p>-14814</text:p>
              </table:table-cell>
              <table:table-cell office:value-type="float" office:value="-40098.0176303903">
                <text:p>-40098.01763039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16">
                <text:p>-516</text:p>
              </table:table-cell>
              <table:table-cell office:value-type="float" office:value="1189.8">
                <text:p>1189.8</text:p>
              </table:table-cell>
              <table:table-cell office:value-type="float" office:value="-516">
                <text:p>-516</text:p>
              </table:table-cell>
              <table:table-cell office:value-type="float" office:value="1189.8">
                <text:p>1189.8</text:p>
              </table:table-cell>
              <table:table-cell office:value-type="float" office:value="-13094">
                <text:p>-13094</text:p>
              </table:table-cell>
              <table:table-cell office:value-type="float" office:value="-35125.0002775019">
                <text:p>-35125.00027750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38">
                <text:p>-238</text:p>
              </table:table-cell>
              <table:table-cell office:value-type="float" office:value="1990">
                <text:p>1990</text:p>
              </table:table-cell>
              <table:table-cell office:value-type="float" office:value="-238">
                <text:p>-238</text:p>
              </table:table-cell>
              <table:table-cell office:value-type="float" office:value="1990">
                <text:p>1990</text:p>
              </table:table-cell>
              <table:table-cell office:value-type="float" office:value="-11280">
                <text:p>-11280</text:p>
              </table:table-cell>
              <table:table-cell office:value-type="float" office:value="-30164.243815523">
                <text:p>-30164.243815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2978">
                <text:p>2978</text:p>
              </table:table-cell>
              <table:table-cell office:value-type="float" office:value="109">
                <text:p>109</text:p>
              </table:table-cell>
              <table:table-cell office:value-type="float" office:value="2978">
                <text:p>2978</text:p>
              </table:table-cell>
              <table:table-cell office:value-type="float" office:value="-9612">
                <text:p>-9612</text:p>
              </table:table-cell>
              <table:table-cell office:value-type="float" office:value="-25046.5479499026">
                <text:p>-25046.54794990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4">
                <text:p>494</text:p>
              </table:table-cell>
              <table:table-cell office:value-type="float" office:value="4078.1">
                <text:p>4078.1</text:p>
              </table:table-cell>
              <table:table-cell office:value-type="float" office:value="494">
                <text:p>494</text:p>
              </table:table-cell>
              <table:table-cell office:value-type="float" office:value="4078.1">
                <text:p>4078.1</text:p>
              </table:table-cell>
              <table:table-cell office:value-type="float" office:value="-7888">
                <text:p>-7888</text:p>
              </table:table-cell>
              <table:table-cell office:value-type="float" office:value="-20058.8175279228">
                <text:p>-20058.8175279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59">
                <text:p>859</text:p>
              </table:table-cell>
              <table:table-cell office:value-type="float" office:value="5115">
                <text:p>5115</text:p>
              </table:table-cell>
              <table:table-cell office:value-type="float" office:value="859">
                <text:p>859</text:p>
              </table:table-cell>
              <table:table-cell office:value-type="float" office:value="5115">
                <text:p>5115</text:p>
              </table:table-cell>
              <table:table-cell office:value-type="float" office:value="-6055">
                <text:p>-6055</text:p>
              </table:table-cell>
              <table:table-cell office:value-type="float" office:value="-14771.9213677514">
                <text:p>-14771.9213677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4">
                <text:p>1174</text:p>
              </table:table-cell>
              <table:table-cell office:value-type="float" office:value="6015">
                <text:p>6015</text:p>
              </table:table-cell>
              <table:table-cell office:value-type="float" office:value="1174">
                <text:p>1174</text:p>
              </table:table-cell>
              <table:table-cell office:value-type="float" office:value="6015">
                <text:p>6015</text:p>
              </table:table-cell>
              <table:table-cell office:value-type="float" office:value="-4429">
                <text:p>-4429</text:p>
              </table:table-cell>
              <table:table-cell office:value-type="float" office:value="-10112.7828221459">
                <text:p>-10112.7828221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3">
                <text:p>1523</text:p>
              </table:table-cell>
              <table:table-cell office:value-type="float" office:value="7017">
                <text:p>7017</text:p>
              </table:table-cell>
              <table:table-cell office:value-type="float" office:value="1523">
                <text:p>1523</text:p>
              </table:table-cell>
              <table:table-cell office:value-type="float" office:value="7017">
                <text:p>7017</text:p>
              </table:table-cell>
              <table:table-cell office:value-type="float" office:value="-4360">
                <text:p>-4360</text:p>
              </table:table-cell>
              <table:table-cell office:value-type="float" office:value="-9878">
                <text:p>-9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72">
                <text:p>1872</text:p>
              </table:table-cell>
              <table:table-cell office:value-type="float" office:value="8018">
                <text:p>8018</text:p>
              </table:table-cell>
              <table:table-cell office:value-type="float" office:value="1872">
                <text:p>1872</text:p>
              </table:table-cell>
              <table:table-cell office:value-type="float" office:value="8018">
                <text:p>8018</text:p>
              </table:table-cell>
              <table:table-cell office:value-type="float" office:value="-3482">
                <text:p>-3482</text:p>
              </table:table-cell>
              <table:table-cell office:value-type="float" office:value="-7351">
                <text:p>-7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32">
                <text:p>2232</text:p>
              </table:table-cell>
              <table:table-cell office:value-type="float" office:value="9055">
                <text:p>9055</text:p>
              </table:table-cell>
              <table:table-cell office:value-type="float" office:value="2232">
                <text:p>2232</text:p>
              </table:table-cell>
              <table:table-cell office:value-type="float" office:value="9055">
                <text:p>9055</text:p>
              </table:table-cell>
              <table:table-cell office:value-type="float" office:value="-2904">
                <text:p>-2904</text:p>
              </table:table-cell>
              <table:table-cell office:value-type="float" office:value="-5686">
                <text:p>-5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33">
                <text:p>2533</text:p>
              </table:table-cell>
              <table:table-cell office:value-type="float" office:value="9917">
                <text:p>9917</text:p>
              </table:table-cell>
              <table:table-cell office:value-type="float" office:value="2533">
                <text:p>2533</text:p>
              </table:table-cell>
              <table:table-cell office:value-type="float" office:value="9917">
                <text:p>9917</text:p>
              </table:table-cell>
              <table:table-cell office:value-type="float" office:value="-2330">
                <text:p>-2330</text:p>
              </table:table-cell>
              <table:table-cell office:value-type="float" office:value="-4037.4">
                <text:p>-403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8">
                <text:p>4108</text:p>
              </table:table-cell>
              <table:table-cell office:value-type="float" office:value="14450.6860259228">
                <text:p>14450.6860259228</text:p>
              </table:table-cell>
              <table:table-cell office:value-type="float" office:value="4108">
                <text:p>4108</text:p>
              </table:table-cell>
              <table:table-cell office:value-type="float" office:value="14450.6860259228">
                <text:p>14450.6860259228</text:p>
              </table:table-cell>
              <table:table-cell office:value-type="float" office:value="-1812">
                <text:p>-1812</text:p>
              </table:table-cell>
              <table:table-cell office:value-type="float" office:value="-2548.9">
                <text:p>-254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36">
                <text:p>6036</text:p>
              </table:table-cell>
              <table:table-cell office:value-type="float" office:value="20002.4174297391">
                <text:p>20002.4174297391</text:p>
              </table:table-cell>
              <table:table-cell office:value-type="float" office:value="6036">
                <text:p>6036</text:p>
              </table:table-cell>
              <table:table-cell office:value-type="float" office:value="20002.4174297391">
                <text:p>20002.4174297391</text:p>
              </table:table-cell>
              <table:table-cell office:value-type="float" office:value="-1555">
                <text:p>-1555</text:p>
              </table:table-cell>
              <table:table-cell office:value-type="float" office:value="-1811.2">
                <text:p>-181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77">
                <text:p>7777</text:p>
              </table:table-cell>
              <table:table-cell office:value-type="float" office:value="25036.739237175">
                <text:p>25036.739237175</text:p>
              </table:table-cell>
              <table:table-cell office:value-type="float" office:value="7777">
                <text:p>7777</text:p>
              </table:table-cell>
              <table:table-cell office:value-type="float" office:value="25036.739237175">
                <text:p>25036.739237175</text:p>
              </table:table-cell>
              <table:table-cell office:value-type="float" office:value="-1159">
                <text:p>-1159</text:p>
              </table:table-cell>
              <table:table-cell office:value-type="float" office:value="-676">
                <text:p>-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98">
                <text:p>9498</text:p>
              </table:table-cell>
              <table:table-cell office:value-type="float" office:value="30007.3044118815">
                <text:p>30007.3044118815</text:p>
              </table:table-cell>
              <table:table-cell office:value-type="float" office:value="9498">
                <text:p>9498</text:p>
              </table:table-cell>
              <table:table-cell office:value-type="float" office:value="30007.3044118815">
                <text:p>30007.3044118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266">
                <text:p>11266</text:p>
              </table:table-cell>
              <table:table-cell office:value-type="float" office:value="35098.026317501">
                <text:p>35098.026317501</text:p>
              </table:table-cell>
              <table:table-cell office:value-type="float" office:value="11266">
                <text:p>11266</text:p>
              </table:table-cell>
              <table:table-cell office:value-type="float" office:value="35098.026317501">
                <text:p>35098.0263175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295">
                <text:p>13295</text:p>
              </table:table-cell>
              <table:table-cell office:value-type="float" office:value="41000.4192013287">
                <text:p>41000.4192013287</text:p>
              </table:table-cell>
              <table:table-cell office:value-type="float" office:value="13295">
                <text:p>13295</text:p>
              </table:table-cell>
              <table:table-cell office:value-type="float" office:value="41000.4192013287">
                <text:p>41000.41920132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808">
                <text:p>14808</text:p>
              </table:table-cell>
              <table:table-cell office:value-type="float" office:value="45419.2442851082">
                <text:p>45419.2442851082</text:p>
              </table:table-cell>
              <table:table-cell office:value-type="float" office:value="14808">
                <text:p>14808</text:p>
              </table:table-cell>
              <table:table-cell office:value-type="float" office:value="45419.2442851082">
                <text:p>45419.244285108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319">
                <text:p>16319</text:p>
              </table:table-cell>
              <table:table-cell office:value-type="float" office:value="49793.9301616136">
                <text:p>49793.9301616136</text:p>
              </table:table-cell>
              <table:table-cell office:value-type="float" office:value="16319">
                <text:p>16319</text:p>
              </table:table-cell>
              <table:table-cell office:value-type="float" office:value="49793.9301616136">
                <text:p>49793.93016161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8364">
                <text:p>-18364</text:p>
              </table:table-cell>
              <table:table-cell office:value-type="float" office:value="-50380.0007470872">
                <text:p>-50380.00074708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6669">
                <text:p>-16669</text:p>
              </table:table-cell>
              <table:table-cell office:value-type="float" office:value="-45470.7400269281">
                <text:p>-45470.74002692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4814">
                <text:p>-14814</text:p>
              </table:table-cell>
              <table:table-cell office:value-type="float" office:value="-40098.0176303903">
                <text:p>-40098.01763039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3094">
                <text:p>-13094</text:p>
              </table:table-cell>
              <table:table-cell office:value-type="float" office:value="-35125.0002775019">
                <text:p>-35125.00027750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1280">
                <text:p>-11280</text:p>
              </table:table-cell>
              <table:table-cell office:value-type="float" office:value="-30164.243815523">
                <text:p>-30164.243815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9612">
                <text:p>-9612</text:p>
              </table:table-cell>
              <table:table-cell office:value-type="float" office:value="-25046.5479499026">
                <text:p>-25046.54794990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7888">
                <text:p>-7888</text:p>
              </table:table-cell>
              <table:table-cell office:value-type="float" office:value="-20058.8175279228">
                <text:p>-20058.8175279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6055">
                <text:p>-6055</text:p>
              </table:table-cell>
              <table:table-cell office:value-type="float" office:value="-14771.9213677514">
                <text:p>-14771.92136775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4429">
                <text:p>-4429</text:p>
              </table:table-cell>
              <table:table-cell office:value-type="float" office:value="-10112.7828221459">
                <text:p>-10112.78282214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4360">
                <text:p>-4360</text:p>
              </table:table-cell>
              <table:table-cell office:value-type="float" office:value="-9878">
                <text:p>-98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3482">
                <text:p>-3482</text:p>
              </table:table-cell>
              <table:table-cell office:value-type="float" office:value="-7351">
                <text:p>-7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904">
                <text:p>-2904</text:p>
              </table:table-cell>
              <table:table-cell office:value-type="float" office:value="-5686">
                <text:p>-56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2330">
                <text:p>-2330</text:p>
              </table:table-cell>
              <table:table-cell office:value-type="float" office:value="-4037.4">
                <text:p>-4037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812">
                <text:p>-1812</text:p>
              </table:table-cell>
              <table:table-cell office:value-type="float" office:value="-2548.9">
                <text:p>-2548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555">
                <text:p>-1555</text:p>
              </table:table-cell>
              <table:table-cell office:value-type="float" office:value="-1811.2">
                <text:p>-18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-1159">
                <text:p>-1159</text:p>
              </table:table-cell>
              <table:table-cell office:value-type="float" office:value="-676">
                <text:p>-6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29cm" svg:height="9.189cm" xlink:href=".." chart:class="chart:scatter" chart:style-name="ch1">
        <chart:legend chart:legend-position="end" svg:x="8.548cm" svg:y="3.807cm" chart:style-name="ch2"/>
        <chart:plot-area chart:style-name="ch3" table:cell-range-address="Sheet5.A13:Sheet5.B23" svg:x="1.664cm" svg:y="0.306cm" svg:width="7.629cm" svg:height="8.63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13:Sheet5.B23" chart:class="chart:scatter">
            <chart:domain table:cell-range-address="Sheet5.A13:Sheet5.A23"/>
            <chart:regression-curve chart:style-name="ch7">
              <chart:equation chart:display-r-square="tru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50">
                <text:p text:id="Sheet5.A13:Sheet5.A23">7350</text:p>
              </table:table-cell>
              <table:table-cell office:value-type="float" office:value="105190">
                <text:p text:id="Sheet5.B13:Sheet5.B23">1051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45">
                <text:p>7645</text:p>
              </table:table-cell>
              <table:table-cell office:value-type="float" office:value="109340">
                <text:p>1093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38">
                <text:p>7938</text:p>
              </table:table-cell>
              <table:table-cell office:value-type="float" office:value="113490">
                <text:p>1134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80">
                <text:p>8380</text:p>
              </table:table-cell>
              <table:table-cell office:value-type="float" office:value="119730">
                <text:p>119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674">
                <text:p>8674</text:p>
              </table:table-cell>
              <table:table-cell office:value-type="float" office:value="123880">
                <text:p>1238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15">
                <text:p>9115</text:p>
              </table:table-cell>
              <table:table-cell office:value-type="float" office:value="130110">
                <text:p>1301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09">
                <text:p>9409</text:p>
              </table:table-cell>
              <table:table-cell office:value-type="float" office:value="134270">
                <text:p>1342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51">
                <text:p>9851</text:p>
              </table:table-cell>
              <table:table-cell office:value-type="float" office:value="140490">
                <text:p>140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5">
                <text:p>10145</text:p>
              </table:table-cell>
              <table:table-cell office:value-type="float" office:value="144640">
                <text:p>1446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40">
                <text:p>10440</text:p>
              </table:table-cell>
              <table:table-cell office:value-type="float" office:value="148800">
                <text:p>1488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82">
                <text:p>10882</text:p>
              </table:table-cell>
              <table:table-cell office:value-type="float" office:value="155030">
                <text:p>1550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022cm" svg:height="6.987cm" xlink:href=".." chart:class="chart:scatter" chart:style-name="ch1">
        <chart:plot-area chart:style-name="ch2" table:cell-range-address="Sheet3.A2:Sheet3.A24 Sheet3.B1:Sheet3.B1 Sheet3.D2:Sheet3.D24" chart:data-source-has-labels="row" svg:x="0.16cm" svg:y="0.139cm" svg:width="7.702cm" svg:height="6.709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D2:Sheet3.D24" chart:label-cell-address="Sheet3.B1:Sheet3.B1" chart:class="chart:scatter">
            <chart:domain table:cell-range-address="Sheet3.A2:Sheet3.A24"/>
            <chart:data-point chart:repeated="2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3.B1:Sheet3.B1">volt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186">
                <text:p text:id="Sheet3.A2:Sheet3.A24">49186</text:p>
              </table:table-cell>
              <table:table-cell office:value-type="float" office:value="5.11438386073132">
                <text:p text:id="Sheet3.D2:Sheet3.D24">5.114383860731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710">
                <text:p>45710</text:p>
              </table:table-cell>
              <table:table-cell office:value-type="float" office:value="16.1117585191896">
                <text:p>16.1117585191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789">
                <text:p>40789</text:p>
              </table:table-cell>
              <table:table-cell office:value-type="float" office:value="21.5377259515735">
                <text:p>21.5377259515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357">
                <text:p>35357</text:p>
              </table:table-cell>
              <table:table-cell office:value-type="float" office:value="45.6341806738419">
                <text:p>45.6341806738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92">
                <text:p>30992</text:p>
              </table:table-cell>
              <table:table-cell office:value-type="float" office:value="62.6765917249431">
                <text:p>62.6765917249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134">
                <text:p>25134</text:p>
              </table:table-cell>
              <table:table-cell office:value-type="float" office:value="75.1911591879143">
                <text:p>75.1911591879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70">
                <text:p>20170</text:p>
              </table:table-cell>
              <table:table-cell office:value-type="float" office:value="81.7563338944528">
                <text:p>81.7563338944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76">
                <text:p>15076</text:p>
              </table:table-cell>
              <table:table-cell office:value-type="float" office:value="80.9304176958704">
                <text:p>80.9304176958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6">
                <text:p>10146</text:p>
              </table:table-cell>
              <table:table-cell office:value-type="float" office:value="74.9042069463521">
                <text:p>74.90420694635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1">
                <text:p>5121</text:p>
              </table:table-cell>
              <table:table-cell office:value-type="float" office:value="57.2520543813525">
                <text:p>57.2520543813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-0.45217818189765">
                <text:p>-0.452178181897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099">
                <text:p>-5099</text:p>
              </table:table-cell>
              <table:table-cell office:value-type="float" office:value="-20.5389852899671">
                <text:p>-20.5389852899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266">
                <text:p>-9266</text:p>
              </table:table-cell>
              <table:table-cell office:value-type="float" office:value="-33.549145155348">
                <text:p>-33.5491451553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5763">
                <text:p>-15763</text:p>
              </table:table-cell>
              <table:table-cell office:value-type="float" office:value="-49.4422103998586">
                <text:p>-49.44221039985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115">
                <text:p>-20115</text:p>
              </table:table-cell>
              <table:table-cell office:value-type="float" office:value="-58.6346502591223">
                <text:p>-58.63465025912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5613">
                <text:p>-25613</text:p>
              </table:table-cell>
              <table:table-cell office:value-type="float" office:value="-49.0424537170002">
                <text:p>-49.042453717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0859">
                <text:p>-30859</text:p>
              </table:table-cell>
              <table:table-cell office:value-type="float" office:value="-32.6680753646433">
                <text:p>-32.6680753646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5310">
                <text:p>-35310</text:p>
              </table:table-cell>
              <table:table-cell office:value-type="float" office:value="-13.3472497652256">
                <text:p>-13.3472497652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0047">
                <text:p>-40047</text:p>
              </table:table-cell>
              <table:table-cell office:value-type="float" office:value="-0.478111429481942">
                <text:p>-0.4781114294819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5970">
                <text:p>-45970</text:p>
              </table:table-cell>
              <table:table-cell office:value-type="float" office:value="62.2888305826855">
                <text:p>62.28883058268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0296">
                <text:p>-40296</text:p>
              </table:table-cell>
              <table:table-cell office:value-type="float" office:value="-14.069005967307">
                <text:p>-14.0690059673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2086">
                <text:p>-42086</text:p>
              </table:table-cell>
              <table:table-cell office:value-type="float" office:value="71.8473031843969">
                <text:p>71.84730318439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9408">
                <text:p>-49408</text:p>
              </table:table-cell>
              <table:table-cell office:value-type="float" office:value="133.355808878223">
                <text:p>133.3558088782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scatter" chart:style-name="ch1">
        <chart:plot-area chart:style-name="ch2" table:cell-range-address="Sheet4.A2:Sheet4.A24 Sheet4.C1:Sheet4.C24" chart:data-source-has-labels="row" svg:x="0.159cm" svg:y="0.139cm" svg:width="7.669cm" svg:height="6.709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C2:Sheet4.C24" chart:label-cell-address="Sheet4.C1:Sheet4.C1" chart:class="chart:scatter">
            <chart:domain table:cell-range-address="Sheet4.A2:Sheet4.A24"/>
            <chart:regression-curve chart:style-name="ch6">
              <chart:equation chart:display-r-square="true" svg:x="0.367cm" svg:y="0.299cm"/>
            </chart:regression-curve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4.C1:Sheet4.C1">curr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223">
                <text:p text:id="Sheet4.A2:Sheet4.A24">-9223</text:p>
              </table:table-cell>
              <table:table-cell office:value-type="float" office:value="-50174.0177798078">
                <text:p text:id="Sheet4.C2:Sheet4.C24">-50174.01777980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379">
                <text:p>-8379</text:p>
              </table:table-cell>
              <table:table-cell office:value-type="float" office:value="-45277.0179505582">
                <text:p>-45277.01795055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506.5">
                <text:p>-7506.5</text:p>
              </table:table-cell>
              <table:table-cell office:value-type="float" office:value="-40210.8178267577">
                <text:p>-40210.8178267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607">
                <text:p>-6607</text:p>
              </table:table-cell>
              <table:table-cell office:value-type="float" office:value="-34977.8695865881">
                <text:p>-34977.8695865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786">
                <text:p>-5786</text:p>
              </table:table-cell>
              <table:table-cell office:value-type="float" office:value="-30220.6439137066">
                <text:p>-30220.64391370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886">
                <text:p>-4886</text:p>
              </table:table-cell>
              <table:table-cell office:value-type="float" office:value="-25004.8609208103">
                <text:p>-25004.8609208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025">
                <text:p>-4025</text:p>
              </table:table-cell>
              <table:table-cell office:value-type="float" office:value="-20012.2261424667">
                <text:p>-20012.2261424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179">
                <text:p>-3179</text:p>
              </table:table-cell>
              <table:table-cell office:value-type="float" office:value="-15112.7741350352">
                <text:p>-15112.7741350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285">
                <text:p>-2285</text:p>
              </table:table-cell>
              <table:table-cell office:value-type="float" office:value="-9938.67817123117">
                <text:p>-9938.67817123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440">
                <text:p>-1440</text:p>
              </table:table-cell>
              <table:table-cell office:value-type="float" office:value="-5054.92010416382">
                <text:p>-5054.920104163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02">
                <text:p>-1002</text:p>
              </table:table-cell>
              <table:table-cell office:value-type="float" office:value="-2513.97307208147">
                <text:p>-2513.97307208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68">
                <text:p>-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32">
                <text:p>-132</text:p>
              </table:table-cell>
              <table:table-cell office:value-type="float" office:value="2514.95394335423">
                <text:p>2514.953943354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6">
                <text:p>316</text:p>
              </table:table-cell>
              <table:table-cell office:value-type="float" office:value="5115.73412307488">
                <text:p>5115.734123074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70">
                <text:p>1170</text:p>
              </table:table-cell>
              <table:table-cell office:value-type="float" office:value="10053.9305457804">
                <text:p>10053.93054578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0">
                <text:p>2030</text:p>
              </table:table-cell>
              <table:table-cell office:value-type="float" office:value="15024.4957204869">
                <text:p>15024.49572048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8">
                <text:p>2908</text:p>
              </table:table-cell>
              <table:table-cell office:value-type="float" office:value="20105.4089133788">
                <text:p>20105.40891337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62">
                <text:p>3762</text:p>
              </table:table-cell>
              <table:table-cell office:value-type="float" office:value="25041.6435935388">
                <text:p>25041.6435935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34">
                <text:p>4734</text:p>
              </table:table-cell>
              <table:table-cell office:value-type="float" office:value="30669.3925209939">
                <text:p>30669.39252099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90">
                <text:p>5490</text:p>
              </table:table-cell>
              <table:table-cell office:value-type="float" office:value="35058.7914665907">
                <text:p>35058.7914665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20">
                <text:p>6420</text:p>
              </table:table-cell>
              <table:table-cell office:value-type="float" office:value="40458.4878231293">
                <text:p>40458.4878231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26">
                <text:p>7226</text:p>
              </table:table-cell>
              <table:table-cell office:value-type="float" office:value="45149.5046850995">
                <text:p>45149.5046850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33">
                <text:p>8133</text:p>
              </table:table-cell>
              <table:table-cell office:value-type="float" office:value="50448.6617361804">
                <text:p>50448.66173618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scatter" chart:style-name="ch1">
        <chart:plot-area chart:style-name="ch2" table:cell-range-address="Sheet4.C2:Sheet4.E24" svg:x="0cm" svg:y="0.314cm" svg:width="7.665cm" svg:height="6.684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4.D2:Sheet4.D24" chart:class="chart:scatter">
            <chart:domain table:cell-range-address="Sheet4.C2:Sheet4.C24"/>
            <chart:data-point chart:repeated="23"/>
          </chart:series>
          <chart:series chart:style-name="ch6" chart:values-cell-range-address="Sheet4.E2:Sheet4.E24" chart:class="chart:scatter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0174.0177798078">
                <text:p text:id="Sheet4.C2:Sheet4.C24">-50174.0177798078</text:p>
              </table:table-cell>
              <table:table-cell office:value-type="float" office:value="29.2800298078146">
                <text:p text:id="Sheet4.D2:Sheet4.D24">29.2800298078146</text:p>
              </table:table-cell>
              <table:table-cell office:value-type="float" office:value="88.5928798078166">
                <text:p text:id="Sheet4.E2:Sheet4.E24">88.592879807816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5277.0179505582">
                <text:p>-45277.0179505582</text:p>
              </table:table-cell>
              <table:table-cell office:value-type="float" office:value="21.2768005582038">
                <text:p>21.2768005582038</text:p>
              </table:table-cell>
              <table:table-cell office:value-type="float" office:value="75.230250558212">
                <text:p>75.230250558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210.8178267577">
                <text:p>-40210.8178267577</text:p>
              </table:table-cell>
              <table:table-cell office:value-type="float" office:value="9.16380175766972">
                <text:p>9.16380175766972</text:p>
              </table:table-cell>
              <table:table-cell office:value-type="float" office:value="57.5768767576737">
                <text:p>57.5768767576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977.8695865881">
                <text:p>-34977.8695865881</text:p>
              </table:table-cell>
              <table:table-cell office:value-type="float" office:value="-13.2957634119157">
                <text:p>-13.2957634119157</text:p>
              </table:table-cell>
              <table:table-cell office:value-type="float" office:value="29.4054865880826">
                <text:p>29.4054865880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0220.6439137066">
                <text:p>-30220.6439137066</text:p>
              </table:table-cell>
              <table:table-cell office:value-type="float" office:value="-14.7557862933645">
                <text:p>-14.7557862933645</text:p>
              </table:table-cell>
              <table:table-cell office:value-type="float" office:value="22.7321137066392">
                <text:p>22.7321137066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004.8609208103">
                <text:p>-25004.8609208103</text:p>
              </table:table-cell>
              <table:table-cell office:value-type="float" office:value="-17.1537791896626">
                <text:p>-17.1537791896626</text:p>
              </table:table-cell>
              <table:table-cell office:value-type="float" office:value="14.6191208103373">
                <text:p>14.6191208103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0012.2261424667">
                <text:p>-20012.2261424667</text:p>
              </table:table-cell>
              <table:table-cell office:value-type="float" office:value="-22.3169075332808">
                <text:p>-22.3169075332808</text:p>
              </table:table-cell>
              <table:table-cell office:value-type="float" office:value="3.98864246672019">
                <text:p>3.98864246672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112.7741350352">
                <text:p>-15112.7741350352</text:p>
              </table:table-cell>
              <table:table-cell office:value-type="float" office:value="-21.1870149647839">
                <text:p>-21.1870149647839</text:p>
              </table:table-cell>
              <table:table-cell office:value-type="float" office:value="-0.253564964781617">
                <text:p>-0.2535649647816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938.67817123117">
                <text:p>-9938.67817123117</text:p>
              </table:table-cell>
              <table:table-cell office:value-type="float" office:value="-16.653878768826">
                <text:p>-16.653878768826</text:p>
              </table:table-cell>
              <table:table-cell office:value-type="float" office:value="-1.39732876882408">
                <text:p>-1.39732876882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054.92010416382">
                <text:p>-5054.92010416382</text:p>
              </table:table-cell>
              <table:table-cell office:value-type="float" office:value="-5.62269583618308">
                <text:p>-5.62269583618308</text:p>
              </table:table-cell>
              <table:table-cell office:value-type="float" office:value="4.26810416381704">
                <text:p>4.268104163817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513.97307208147">
                <text:p>-2513.97307208147</text:p>
              </table:table-cell>
              <table:table-cell office:value-type="float" office:value="-9.38902791852934">
                <text:p>-9.38902791852934</text:p>
              </table:table-cell>
              <table:table-cell office:value-type="float" office:value="-2.27952791852886">
                <text:p>-2.27952791852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9.35199999999986">
                <text:p>-9.35199999999986</text:p>
              </table:table-cell>
              <table:table-cell office:value-type="float" office:value="-4.99839999999995">
                <text:p>-4.99839999999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4.95394335423">
                <text:p>2514.95394335423</text:p>
              </table:table-cell>
              <table:table-cell office:value-type="float" office:value="1.28945664577032">
                <text:p>1.28945664577032</text:p>
              </table:table-cell>
              <table:table-cell office:value-type="float" office:value="2.87445664577035">
                <text:p>2.87445664577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15.73412307488">
                <text:p>5115.73412307488</text:p>
              </table:table-cell>
              <table:table-cell office:value-type="float" office:value="-4.3835230748773">
                <text:p>-4.3835230748773</text:p>
              </table:table-cell>
              <table:table-cell office:value-type="float" office:value="-5.64332307487712">
                <text:p>-5.643323074877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53.9305457804">
                <text:p>10053.9305457804</text:p>
              </table:table-cell>
              <table:table-cell office:value-type="float" office:value="4.34315421963584">
                <text:p>4.34315421963584</text:p>
              </table:table-cell>
              <table:table-cell office:value-type="float" office:value="-2.33954578036355">
                <text:p>-2.33954578036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24.4957204869">
                <text:p>15024.4957204869</text:p>
              </table:table-cell>
              <table:table-cell office:value-type="float" office:value="15.4569795130992">
                <text:p>15.4569795130992</text:p>
              </table:table-cell>
              <table:table-cell office:value-type="float" office:value="3.3132795131005">
                <text:p>3.31327951310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05.4089133788">
                <text:p>20105.4089133788</text:p>
              </table:table-cell>
              <table:table-cell office:value-type="float" office:value="20.4904866211691">
                <text:p>20.4904866211691</text:p>
              </table:table-cell>
              <table:table-cell office:value-type="float" office:value="2.77148662116451">
                <text:p>2.77148662116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041.6435935388">
                <text:p>25041.6435935388</text:p>
              </table:table-cell>
              <table:table-cell office:value-type="float" office:value="31.1789064612021">
                <text:p>31.1789064612021</text:p>
              </table:table-cell>
              <table:table-cell office:value-type="float" office:value="8.03700646119978">
                <text:p>8.03700646119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69.3925209939">
                <text:p>30669.3925209939</text:p>
              </table:table-cell>
              <table:table-cell office:value-type="float" office:value="33.8857790060902">
                <text:p>33.8857790060902</text:p>
              </table:table-cell>
              <table:table-cell office:value-type="float" office:value="4.57167900609056">
                <text:p>4.571679006090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58.7914665907">
                <text:p>35058.7914665907</text:p>
              </table:table-cell>
              <table:table-cell office:value-type="float" office:value="23.7302334092965">
                <text:p>23.7302334092965</text:p>
              </table:table-cell>
              <table:table-cell office:value-type="float" office:value="-10.3844665907018">
                <text:p>-10.3844665907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458.4878231293">
                <text:p>40458.4878231293</text:p>
              </table:table-cell>
              <table:table-cell office:value-type="float" office:value="11.1983768706777">
                <text:p>11.1983768706777</text:p>
              </table:table-cell>
              <table:table-cell office:value-type="float" office:value="-28.8218231293213">
                <text:p>-28.8218231293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149.5046850995">
                <text:p>45149.5046850995</text:p>
              </table:table-cell>
              <table:table-cell office:value-type="float" office:value="-10.9425850995249">
                <text:p>-10.9425850995249</text:p>
              </table:table-cell>
              <table:table-cell office:value-type="float" office:value="-56.0808850995236">
                <text:p>-56.0808850995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448.6617361804">
                <text:p>50448.6617361804</text:p>
              </table:table-cell>
              <table:table-cell office:value-type="float" office:value="-56.1660861803466">
                <text:p>-56.1660861803466</text:p>
              </table:table-cell>
              <table:table-cell office:value-type="float" office:value="-107.06383618035">
                <text:p>-107.063836180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49cm" svg:height="7cm" xlink:href=".." chart:class="chart:scatter" chart:style-name="ch1">
        <chart:legend chart:legend-position="end" svg:x="7.537cm" svg:y="3.218cm" chart:style-name="ch2"/>
        <chart:plot-area chart:style-name="ch3" table:cell-range-address="Sheet5.B2:Sheet5.C27" svg:x="0.192cm" svg:y="0.14cm" svg:width="7.154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C2:Sheet5.C27" chart:class="chart:scatter">
            <chart:domain table:cell-range-address="Sheet5.B2:Sheet5.B27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5.B2:Sheet5.B27">0</text:p>
              </table:table-cell>
              <table:table-cell office:value-type="float" office:value="393.1945">
                <text:p text:id="Sheet5.C2:Sheet5.C27">393.19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84">
                <text:p>9684</text:p>
              </table:table-cell>
              <table:table-cell office:value-type="float" office:value="349.152119999999">
                <text:p>349.15211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49">
                <text:p>20049</text:p>
              </table:table-cell>
              <table:table-cell office:value-type="float" office:value="301.588460000003">
                <text:p>301.58846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354">
                <text:p>28354</text:p>
              </table:table-cell>
              <table:table-cell office:value-type="float" office:value="253.360360000002">
                <text:p>253.36036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730">
                <text:p>38730</text:p>
              </table:table-cell>
              <table:table-cell office:value-type="float" office:value="208.910839999997">
                <text:p>208.91083999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110">
                <text:p>49110</text:p>
              </table:table-cell>
              <table:table-cell office:value-type="float" office:value="160.461320000002">
                <text:p>160.46132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500">
                <text:p>59500</text:p>
              </table:table-cell>
              <table:table-cell office:value-type="float" office:value="116.125939999998">
                <text:p>116.12593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880">
                <text:p>69880</text:p>
              </table:table-cell>
              <table:table-cell office:value-type="float" office:value="81.7905600000086">
                <text:p>81.7905600000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260">
                <text:p>80260</text:p>
              </table:table-cell>
              <table:table-cell office:value-type="float" office:value="61.5693200000096">
                <text:p>61.56932000000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650">
                <text:p>90650</text:p>
              </table:table-cell>
              <table:table-cell office:value-type="float" office:value="31.3480800000107">
                <text:p>31.3480800000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030">
                <text:p>101030</text:p>
              </table:table-cell>
              <table:table-cell office:value-type="float" office:value="25.2409800000169">
                <text:p>25.2409800000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190">
                <text:p>105190</text:p>
              </table:table-cell>
              <table:table-cell office:value-type="float" office:value="0.684000000008382">
                <text:p>0.6840000000083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9340">
                <text:p>109340</text:p>
              </table:table-cell>
              <table:table-cell office:value-type="float" office:value="14.3553000000102">
                <text:p>14.35530000001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490">
                <text:p>113490</text:p>
              </table:table-cell>
              <table:table-cell office:value-type="float" office:value="-0.201679999983753">
                <text:p>-0.2016799999837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9730">
                <text:p>119730</text:p>
              </table:table-cell>
              <table:table-cell office:value-type="float" office:value="-1.75179999998363">
                <text:p>-1.751799999983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3880">
                <text:p>123880</text:p>
              </table:table-cell>
              <table:table-cell office:value-type="float" office:value="-2.19463999998698">
                <text:p>-2.19463999998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110">
                <text:p>130110</text:p>
              </table:table-cell>
              <table:table-cell office:value-type="float" office:value="-7.85889999999199">
                <text:p>-7.85889999999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270">
                <text:p>134270</text:p>
              </table:table-cell>
              <table:table-cell office:value-type="float" office:value="-18.3017399999953">
                <text:p>-18.30173999999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0490">
                <text:p>140490</text:p>
              </table:table-cell>
              <table:table-cell office:value-type="float" office:value="0.148140000004787">
                <text:p>0.148140000004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4640">
                <text:p>144640</text:p>
              </table:table-cell>
              <table:table-cell office:value-type="float" office:value="-0.294699999998556">
                <text:p>-0.294699999998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8800">
                <text:p>148800</text:p>
              </table:table-cell>
              <table:table-cell office:value-type="float" office:value="3.37660000001779">
                <text:p>3.376600000017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030">
                <text:p>155030</text:p>
              </table:table-cell>
              <table:table-cell office:value-type="float" office:value="11.8264800000179">
                <text:p>11.8264800000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